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20000022B667E978B3A0EC215.png" manifest:media-type="image/png"/>
  <manifest:file-entry manifest:full-path="Pictures/100000010000030500000374776013AFF8B1F487.png" manifest:media-type="image/png"/>
  <manifest:file-entry manifest:full-path="Pictures/100000000000088400000426306C312624BAE29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5pt solid #000000" fo:border-right="none" fo:border-top="0.5pt solid #000000" fo:border-bottom="0.5pt solid #000000"/>
    </style:style>
    <style:style style:name="Tableau1.E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3.399cm" style:rel-column-width="13106*"/>
    </style:style>
    <style:style style:name="Tableau3.C" style:family="table-column">
      <style:table-column-properties style:column-width="5.099cm" style:rel-column-width="19659*"/>
    </style:style>
    <style:style style:name="Tableau3.D" style:family="table-column">
      <style:table-column-properties style:column-width="5.101cm" style:rel-column-width="19664*"/>
    </style:style>
    <style:style style:name="Tableau3.A1" style:family="table-cell">
      <style:table-cell-properties fo:padding="0.097cm" fo:border-left="0.5pt solid #000000" fo:border-right="none" fo:border-top="0.5pt solid #000000" fo:border-bottom="0.5pt solid #000000"/>
    </style:style>
    <style:style style:name="Tableau3.D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D2" style:family="table-cell">
      <style:table-cell-properties fo:padding="0.097cm" fo:border-left="0.5pt solid #000000" fo:border-right="0.5pt solid #000000" fo:border-top="none" fo:border-bottom="0.5pt solid #000000"/>
    </style:style>
    <style:style style:name="Tableau2" style:family="table" style:master-page-name="Landscape">
      <style:table-properties style:width="25.7cm" style:page-number="auto" table:align="margins"/>
    </style:style>
    <style:style style:name="Tableau2.A" style:family="table-column">
      <style:table-column-properties style:column-width="2.57cm" style:rel-column-width="6553*"/>
    </style:style>
    <style:style style:name="Tableau2.J" style:family="table-column">
      <style:table-column-properties style:column-width="2.572cm" style:rel-column-width="6558*"/>
    </style:style>
    <style:style style:name="Tableau2.A1" style:family="table-cell">
      <style:table-cell-properties fo:padding="0.097cm" fo:border-left="0.5pt solid #000000" fo:border-right="none" fo:border-top="0.5pt solid #000000" fo:border-bottom="0.5pt solid #000000"/>
    </style:style>
    <style:style style:name="Tableau2.J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J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515e89"/>
    </style:style>
    <style:style style:name="P3" style:family="paragraph" style:parent-style-name="Text_20_body">
      <style:text-properties officeooo:paragraph-rsid="00502ed5"/>
    </style:style>
    <style:style style:name="P4" style:family="paragraph" style:parent-style-name="Table_20_Contents">
      <style:text-properties officeooo:paragraph-rsid="00502ed5"/>
    </style:style>
    <style:style style:name="P5" style:family="paragraph" style:parent-style-name="Text_20_body">
      <style:paragraph-properties fo:text-align="center" style:justify-single-word="false"/>
      <style:text-properties fo:font-weight="bold" officeooo:rsid="007a1f9c" officeooo:paragraph-rsid="007a1f9c" style:font-weight-asian="bold" style:font-weight-complex="bold"/>
    </style:style>
    <style:style style:name="P6" style:family="paragraph" style:parent-style-name="Table_20_Contents">
      <style:text-properties fo:font-weight="bold" officeooo:rsid="004f9d48" officeooo:paragraph-rsid="00502ed5" style:font-weight-asian="bold" style:font-weight-complex="bold"/>
    </style:style>
    <style:style style:name="P7" style:family="paragraph" style:parent-style-name="Text_20_body">
      <style:text-properties officeooo:rsid="004f9d48" officeooo:paragraph-rsid="00502ed5"/>
    </style:style>
    <style:style style:name="P8" style:family="paragraph" style:parent-style-name="Table_20_Contents">
      <style:text-properties officeooo:rsid="004f9d48" officeooo:paragraph-rsid="00502ed5"/>
    </style:style>
    <style:style style:name="P9" style:family="paragraph" style:parent-style-name="Table_20_Contents">
      <style:paragraph-properties fo:text-align="center" style:justify-single-word="false"/>
      <style:text-properties officeooo:rsid="004f9d48" officeooo:paragraph-rsid="00806750"/>
    </style:style>
    <style:style style:name="P10" style:family="paragraph" style:parent-style-name="Text_20_body">
      <style:text-properties officeooo:rsid="00502ed5" officeooo:paragraph-rsid="00502ed5"/>
    </style:style>
    <style:style style:name="P11" style:family="paragraph" style:parent-style-name="Text_20_body">
      <style:text-properties officeooo:paragraph-rsid="0059bc86"/>
    </style:style>
    <style:style style:name="P12" style:family="paragraph" style:parent-style-name="Text_20_body">
      <style:text-properties officeooo:rsid="0054a7e8" officeooo:paragraph-rsid="0054a7e8"/>
    </style:style>
    <style:style style:name="P13" style:family="paragraph" style:parent-style-name="Text_20_body">
      <style:text-properties officeooo:rsid="00557eac" officeooo:paragraph-rsid="00557eac"/>
    </style:style>
    <style:style style:name="P14" style:family="paragraph" style:parent-style-name="Text_20_body">
      <style:text-properties officeooo:rsid="00557eac" officeooo:paragraph-rsid="00704ff6"/>
    </style:style>
    <style:style style:name="P15" style:family="paragraph" style:parent-style-name="Text_20_body">
      <style:text-properties officeooo:paragraph-rsid="00557eac"/>
    </style:style>
    <style:style style:name="P16" style:family="paragraph" style:parent-style-name="Text_20_body">
      <style:text-properties officeooo:rsid="0057b78f" officeooo:paragraph-rsid="0059bc86"/>
    </style:style>
    <style:style style:name="P17" style:family="paragraph" style:parent-style-name="Text_20_body">
      <style:text-properties officeooo:paragraph-rsid="0059aa54"/>
    </style:style>
    <style:style style:name="P18" style:family="paragraph" style:parent-style-name="Text_20_body">
      <style:text-properties officeooo:rsid="003cf0a6" officeooo:paragraph-rsid="005bb43f"/>
    </style:style>
    <style:style style:name="P19" style:family="paragraph" style:parent-style-name="Text_20_body">
      <style:text-properties officeooo:rsid="005c8d4b" officeooo:paragraph-rsid="005c8d4b"/>
    </style:style>
    <style:style style:name="P20" style:family="paragraph" style:parent-style-name="Text_20_body">
      <style:text-properties officeooo:paragraph-rsid="005c8d4b"/>
    </style:style>
    <style:style style:name="P21" style:family="paragraph" style:parent-style-name="Text_20_body">
      <style:text-properties officeooo:paragraph-rsid="005cbab0"/>
    </style:style>
    <style:style style:name="P22" style:family="paragraph" style:parent-style-name="Text_20_body">
      <style:text-properties officeooo:rsid="00610ac4" officeooo:paragraph-rsid="00610ac4"/>
    </style:style>
    <style:style style:name="P23" style:family="paragraph" style:parent-style-name="Text_20_body">
      <style:text-properties officeooo:rsid="00633cd6" officeooo:paragraph-rsid="00633cd6"/>
    </style:style>
    <style:style style:name="P24" style:family="paragraph" style:parent-style-name="Text_20_body">
      <style:text-properties officeooo:rsid="00633cd6" officeooo:paragraph-rsid="00736548"/>
    </style:style>
    <style:style style:name="P25" style:family="paragraph" style:parent-style-name="Text_20_body">
      <style:text-properties officeooo:rsid="00662e40" officeooo:paragraph-rsid="00662e40"/>
    </style:style>
    <style:style style:name="P26" style:family="paragraph" style:parent-style-name="Text_20_body">
      <style:text-properties officeooo:rsid="00662e40" officeooo:paragraph-rsid="00793f7b"/>
    </style:style>
    <style:style style:name="P27" style:family="paragraph" style:parent-style-name="Text_20_body">
      <style:text-properties officeooo:rsid="006cefd0" officeooo:paragraph-rsid="006cefd0"/>
    </style:style>
    <style:style style:name="P28" style:family="paragraph" style:parent-style-name="Text_20_body">
      <style:text-properties officeooo:paragraph-rsid="006cefd0"/>
    </style:style>
    <style:style style:name="P29" style:family="paragraph" style:parent-style-name="Text_20_body">
      <style:text-properties officeooo:rsid="00704ff6" officeooo:paragraph-rsid="00704ff6"/>
    </style:style>
    <style:style style:name="P30" style:family="paragraph" style:parent-style-name="Text_20_body">
      <style:text-properties officeooo:rsid="00704ff6" officeooo:paragraph-rsid="00713b65"/>
    </style:style>
    <style:style style:name="P31" style:family="paragraph" style:parent-style-name="Text_20_body">
      <style:text-properties officeooo:paragraph-rsid="00676cb9"/>
    </style:style>
    <style:style style:name="P32" style:family="paragraph" style:parent-style-name="Text_20_body">
      <style:text-properties officeooo:rsid="00716ea6" officeooo:paragraph-rsid="00736548"/>
    </style:style>
    <style:style style:name="P33" style:family="paragraph" style:parent-style-name="Text_20_body">
      <style:text-properties officeooo:paragraph-rsid="00793f7b"/>
    </style:style>
    <style:style style:name="P34" style:family="paragraph" style:parent-style-name="Standard">
      <style:text-properties officeooo:paragraph-rsid="00793f7b"/>
    </style:style>
    <style:style style:name="P35" style:family="paragraph" style:parent-style-name="Text_20_body">
      <style:text-properties officeooo:rsid="0074bf4c" officeooo:paragraph-rsid="0074bf4c"/>
    </style:style>
    <style:style style:name="P36" style:family="paragraph" style:parent-style-name="Text_20_body">
      <style:paragraph-properties fo:text-align="center" style:justify-single-word="false"/>
      <style:text-properties officeooo:rsid="007a1f9c" officeooo:paragraph-rsid="007a1f9c"/>
    </style:style>
    <style:style style:name="P37" style:family="paragraph" style:parent-style-name="Text_20_body">
      <style:paragraph-properties fo:text-align="start" style:justify-single-word="false"/>
      <style:text-properties officeooo:rsid="007b6b76" officeooo:paragraph-rsid="007b6b76"/>
    </style:style>
    <style:style style:name="P38" style:family="paragraph" style:parent-style-name="Text_20_body">
      <style:text-properties officeooo:rsid="00784e48" officeooo:paragraph-rsid="00784e48"/>
    </style:style>
    <style:style style:name="P39" style:family="paragraph" style:parent-style-name="Text_20_body">
      <style:text-properties officeooo:rsid="00802045" officeooo:paragraph-rsid="00802045"/>
    </style:style>
    <style:style style:name="P40" style:family="paragraph" style:parent-style-name="Text_20_body">
      <style:paragraph-properties fo:text-align="center" style:justify-single-word="false"/>
      <style:text-properties fo:font-weight="normal" officeooo:rsid="007a1f9c" officeooo:paragraph-rsid="007a1f9c" style:font-weight-asian="normal" style:font-weight-complex="normal"/>
    </style:style>
    <style:style style:name="P41" style:family="paragraph" style:parent-style-name="Text_20_body">
      <style:text-properties officeooo:rsid="00852512" officeooo:paragraph-rsid="00852512"/>
    </style:style>
    <style:style style:name="P42" style:family="paragraph" style:parent-style-name="Table_20_Contents">
      <style:text-properties officeooo:paragraph-rsid="006b12fe"/>
    </style:style>
    <style:style style:name="P43" style:family="paragraph" style:parent-style-name="Table_20_Contents">
      <style:text-properties officeooo:rsid="00793f7b" officeooo:paragraph-rsid="00793f7b"/>
    </style:style>
    <style:style style:name="P44" style:family="paragraph" style:parent-style-name="Table_20_Contents">
      <style:text-properties fo:font-size="10.6999998092651pt" style:font-size-asian="10.6999998092651pt" style:font-size-complex="10.6999998092651pt"/>
    </style:style>
    <style:style style:name="P45" style:family="paragraph" style:parent-style-name="Table_20_Contents">
      <style:text-properties fo:font-size="10.6999998092651pt" officeooo:rsid="00793f7b" officeooo:paragraph-rsid="00793f7b" style:font-size-asian="10.6999998092651pt" style:font-size-complex="10.6999998092651pt"/>
    </style:style>
    <style:style style:name="P46" style:family="paragraph" style:parent-style-name="Table_20_Contents">
      <style:paragraph-properties fo:text-align="start" style:justify-single-word="false"/>
      <style:text-properties fo:font-size="10.6999998092651pt" officeooo:rsid="00793f7b" officeooo:paragraph-rsid="00793f7b" style:font-size-asian="10.6999998092651pt" style:font-size-complex="10.6999998092651pt"/>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Contents_20_3">
      <style:paragraph-properties>
        <style:tab-stops>
          <style:tab-stop style:position="17cm" style:type="right" style:leader-style="dotted" style:leader-text="."/>
        </style:tab-stops>
      </style:paragraph-properties>
    </style:style>
    <style:style style:name="P50" style:family="paragraph" style:parent-style-name="Contents_20_4">
      <style:paragraph-properties>
        <style:tab-stops>
          <style:tab-stop style:position="17cm" style:type="right" style:leader-style="dotted" style:leader-text="."/>
        </style:tab-stops>
      </style:paragraph-properties>
    </style:style>
    <style:style style:name="P51" style:family="paragraph" style:parent-style-name="Contents_20_Heading">
      <style:paragraph-properties fo:break-before="page"/>
    </style:style>
    <style:style style:name="P52" style:family="paragraph" style:parent-style-name="Text_20_body">
      <style:text-properties officeooo:rsid="009e7017" officeooo:paragraph-rsid="009e7017"/>
    </style:style>
    <style:style style:name="P53" style:family="paragraph" style:parent-style-name="Text_20_body">
      <style:text-properties officeooo:rsid="0096b0bb" officeooo:paragraph-rsid="0096b0bb"/>
    </style:style>
    <style:style style:name="P54" style:family="paragraph" style:parent-style-name="Text_20_body">
      <style:text-properties officeooo:rsid="00325dbc" officeooo:paragraph-rsid="0096b0bb"/>
    </style:style>
    <style:style style:name="P55" style:family="paragraph" style:parent-style-name="Text_20_body">
      <style:text-properties officeooo:rsid="005cbab0" officeooo:paragraph-rsid="005cbab0"/>
    </style:style>
    <style:style style:name="P56" style:family="paragraph" style:parent-style-name="Text_20_body">
      <style:text-properties officeooo:rsid="005cbab0" officeooo:paragraph-rsid="009bb74b"/>
    </style:style>
    <style:style style:name="P57" style:family="paragraph" style:parent-style-name="Text_20_body">
      <style:text-properties officeooo:rsid="005db0f8" officeooo:paragraph-rsid="005db0f8"/>
    </style:style>
    <style:style style:name="P58" style:family="paragraph" style:parent-style-name="Text_20_body">
      <style:text-properties officeooo:rsid="00676cb9" officeooo:paragraph-rsid="00676cb9"/>
    </style:style>
    <style:style style:name="P59" style:family="paragraph" style:parent-style-name="Heading_20_1" style:list-style-name="">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60" style:family="paragraph" style:parent-style-name="Heading_20_1">
      <style:paragraph-properties fo:break-before="page"/>
    </style:style>
    <style:style style:name="P61" style:family="paragraph" style:parent-style-name="Heading_20_1">
      <style:text-properties officeooo:paragraph-rsid="00515e89"/>
    </style:style>
    <style:style style:name="P62" style:family="paragraph" style:parent-style-name="Heading_20_1">
      <style:text-properties officeooo:rsid="00515e89" officeooo:paragraph-rsid="00515e89"/>
    </style:style>
    <style:style style:name="P63" style:family="paragraph" style:parent-style-name="Heading_20_2" style:list-style-name="">
      <style:paragraph-properties fo:hyphenation-ladder-count="no-limit"/>
      <style:text-properties style:font-name="Liberation Sans" fo:font-size="16.1000003814697pt" fo:font-weight="bold" officeooo:rsid="00502ed5" officeooo:paragraph-rsid="00502ed5" style:font-name-asian="Microsoft YaHei" style:font-size-asian="16.1000003814697pt" style:font-weight-asian="bold" style:font-name-complex="Lucida Sans1" style:font-size-complex="16.1000003814697pt" style:font-weight-complex="bold" fo:hyphenate="true" fo:hyphenation-remain-char-count="2" fo:hyphenation-push-char-count="2" loext:hyphenation-no-caps="false" loext:hyphenation-no-last-word="false" loext:hyphenation-word-char-count="no-limit" loext:hyphenation-zone="no-limit"/>
    </style:style>
    <style:style style:name="P64" style:family="paragraph" style:parent-style-name="Heading_20_2">
      <style:paragraph-properties fo:break-before="page"/>
      <style:text-properties officeooo:rsid="002842d7" officeooo:paragraph-rsid="00502ed5"/>
    </style:style>
    <style:style style:name="P65" style:family="paragraph" style:parent-style-name="Heading_20_2" style:list-style-name="">
      <style:paragraph-properties fo:hyphenation-ladder-count="no-limit"/>
      <style:text-properties officeooo:rsid="0052dca8" officeooo:paragraph-rsid="0052dca8" fo:hyphenate="true" fo:hyphenation-remain-char-count="2" fo:hyphenation-push-char-count="2" loext:hyphenation-no-caps="false" loext:hyphenation-no-last-word="false" loext:hyphenation-word-char-count="no-limit" loext:hyphenation-zone="no-limit"/>
    </style:style>
    <style:style style:name="P66" style:family="paragraph" style:parent-style-name="Heading_20_2">
      <style:paragraph-properties fo:break-before="page"/>
      <style:text-properties officeooo:rsid="0052dca8" officeooo:paragraph-rsid="0052dca8"/>
    </style:style>
    <style:style style:name="P67" style:family="paragraph" style:parent-style-name="Heading_20_2" style:master-page-name="Standard">
      <style:paragraph-properties style:page-number="auto"/>
      <style:text-properties officeooo:rsid="0052dca8" officeooo:paragraph-rsid="0052dca8"/>
    </style:style>
    <style:style style:name="P68" style:family="paragraph" style:parent-style-name="Heading_20_2">
      <style:text-properties officeooo:rsid="0052dca8" officeooo:paragraph-rsid="0052dca8"/>
    </style:style>
    <style:style style:name="P69" style:family="paragraph" style:parent-style-name="Heading_20_3">
      <style:text-properties officeooo:rsid="0052dca8" officeooo:paragraph-rsid="0052dca8"/>
    </style:style>
    <style:style style:name="P70" style:family="paragraph" style:parent-style-name="Heading_20_3" style:master-page-name="">
      <style:paragraph-properties style:page-number="auto"/>
      <style:text-properties officeooo:rsid="0052dca8" officeooo:paragraph-rsid="00647bf5"/>
    </style:style>
    <style:style style:name="P71" style:family="paragraph" style:parent-style-name="Heading_20_3">
      <style:text-properties officeooo:paragraph-rsid="0059bc86"/>
    </style:style>
    <style:style style:name="P72" style:family="paragraph" style:parent-style-name="Heading_20_3">
      <style:text-properties officeooo:rsid="009e7017" officeooo:paragraph-rsid="009e7017"/>
    </style:style>
    <style:style style:name="P73" style:family="paragraph" style:parent-style-name="Heading_20_4">
      <style:text-properties officeooo:rsid="0096b0bb" officeooo:paragraph-rsid="0096b0bb"/>
    </style:style>
    <style:style style:name="P74" style:family="paragraph" style:parent-style-name="Heading_20_4">
      <style:text-properties officeooo:rsid="009bb74b" officeooo:paragraph-rsid="009bb74b"/>
    </style:style>
    <style:style style:name="P75" style:family="paragraph" style:parent-style-name="Text_20_body" style:list-style-name="L1">
      <style:text-properties officeooo:paragraph-rsid="00633cd6"/>
    </style:style>
    <style:style style:name="P76" style:family="paragraph" style:parent-style-name="Text_20_body" style:list-style-name="L2">
      <style:text-properties officeooo:paragraph-rsid="00633cd6"/>
    </style:style>
    <style:style style:name="P77" style:family="paragraph" style:parent-style-name="Text_20_body" style:list-style-name="L2">
      <style:text-properties officeooo:rsid="002a80c5" officeooo:paragraph-rsid="00633cd6"/>
    </style:style>
    <style:style style:name="P78" style:family="paragraph" style:parent-style-name="Text_20_body" style:list-style-name="L3">
      <style:text-properties officeooo:rsid="00557eac" officeooo:paragraph-rsid="00557eac"/>
    </style:style>
    <style:style style:name="P79" style:family="paragraph" style:parent-style-name="Text_20_body" style:list-style-name="L4">
      <style:text-properties officeooo:paragraph-rsid="00557eac"/>
    </style:style>
    <style:style style:name="P80" style:family="paragraph" style:parent-style-name="Text_20_body" style:list-style-name="L5">
      <style:text-properties officeooo:paragraph-rsid="00557eac"/>
    </style:style>
    <style:style style:name="P81" style:family="paragraph" style:parent-style-name="Text_20_body" style:list-style-name="L6">
      <style:text-properties officeooo:paragraph-rsid="005cbab0"/>
    </style:style>
    <style:style style:name="T1" style:family="text">
      <style:text-properties style:font-name="Liberation Sans" fo:font-size="16.1000003814697pt" fo:font-weight="bold" style:font-name-asian="Microsoft YaHei" style:font-size-asian="16.1000003814697pt" style:font-weight-asian="bold" style:font-name-complex="Lucida Sans1" style:font-size-complex="16.1000003814697pt" style:font-weight-complex="bold"/>
    </style:style>
    <style:style style:name="T2" style:family="text">
      <style:text-properties style:font-name="Liberation Sans" fo:font-size="16.1000003814697pt" fo:font-weight="bold" officeooo:rsid="00502ed5" style:font-name-asian="Microsoft YaHei" style:font-size-asian="16.1000003814697pt" style:font-weight-asian="bold" style:font-name-complex="Lucida Sans1" style:font-size-complex="16.1000003814697pt" style:font-weight-complex="bold"/>
    </style:style>
    <style:style style:name="T3" style:family="text">
      <style:text-properties style:font-name="Liberation Sans" fo:font-size="14.1000003814697pt" fo:font-weight="bold" officeooo:rsid="0020ea72" style:font-name-asian="Microsoft YaHei" style:font-size-asian="14.1000003814697pt" style:font-weight-asian="bold" style:font-name-complex="Lucida Sans1" style:font-size-complex="14.1000003814697pt" style:font-weight-complex="bold"/>
    </style:style>
    <style:style style:name="T4" style:family="text">
      <style:text-properties officeooo:rsid="00330709"/>
    </style:style>
    <style:style style:name="T5" style:family="text">
      <style:text-properties officeooo:rsid="0041264f"/>
    </style:style>
    <style:style style:name="T6" style:family="text">
      <style:text-properties officeooo:rsid="004f9d48"/>
    </style:style>
    <style:style style:name="T7" style:family="text">
      <style:text-properties officeooo:rsid="00158fa8"/>
    </style:style>
    <style:style style:name="T8" style:family="text">
      <style:text-properties officeooo:rsid="00515e89"/>
    </style:style>
    <style:style style:name="T9" style:family="text">
      <style:text-properties officeooo:rsid="002a80c5"/>
    </style:style>
    <style:style style:name="T10" style:family="text">
      <style:text-properties officeooo:rsid="003ba849"/>
    </style:style>
    <style:style style:name="T11" style:family="text">
      <style:text-properties officeooo:rsid="001cb0cf"/>
    </style:style>
    <style:style style:name="T12" style:family="text">
      <style:text-properties officeooo:rsid="005bb43f"/>
    </style:style>
    <style:style style:name="T13" style:family="text">
      <style:text-properties officeooo:rsid="003ed112"/>
    </style:style>
    <style:style style:name="T14" style:family="text">
      <style:text-properties officeooo:rsid="005c8d4b"/>
    </style:style>
    <style:style style:name="T15" style:family="text">
      <style:text-properties officeooo:rsid="005cbab0"/>
    </style:style>
    <style:style style:name="T16" style:family="text">
      <style:text-properties officeooo:rsid="0047db79"/>
    </style:style>
    <style:style style:name="T17" style:family="text">
      <style:text-properties officeooo:rsid="0046e1dc"/>
    </style:style>
    <style:style style:name="T18" style:family="text">
      <style:text-properties officeooo:rsid="00342653"/>
    </style:style>
    <style:style style:name="T19" style:family="text">
      <style:text-properties officeooo:rsid="0035c177"/>
    </style:style>
    <style:style style:name="T20" style:family="text">
      <style:text-properties officeooo:rsid="003676b2"/>
    </style:style>
    <style:style style:name="T21" style:family="text">
      <style:text-properties officeooo:rsid="005f5bfd"/>
    </style:style>
    <style:style style:name="T22" style:family="text">
      <style:text-properties officeooo:rsid="00610ac4"/>
    </style:style>
    <style:style style:name="T23" style:family="text">
      <style:text-properties officeooo:rsid="002c645b"/>
    </style:style>
    <style:style style:name="T24" style:family="text">
      <style:text-properties officeooo:rsid="00633cd6"/>
    </style:style>
    <style:style style:name="T25" style:family="text">
      <style:text-properties officeooo:rsid="00676cb9"/>
    </style:style>
    <style:style style:name="T26" style:family="text">
      <style:text-properties officeooo:rsid="006b12fe"/>
    </style:style>
    <style:style style:name="T27" style:family="text">
      <style:text-properties officeooo:rsid="006cefd0"/>
    </style:style>
    <style:style style:name="T28" style:family="text">
      <style:text-properties officeooo:rsid="00713b65"/>
    </style:style>
    <style:style style:name="T29" style:family="text">
      <style:text-properties officeooo:rsid="00736548"/>
    </style:style>
    <style:style style:name="T30" style:family="text">
      <style:text-properties officeooo:rsid="00793f7b"/>
    </style:style>
    <style:style style:name="T31" style:family="text">
      <style:text-properties officeooo:rsid="007b6b76"/>
    </style:style>
    <style:style style:name="T32" style:family="text">
      <style:text-properties officeooo:rsid="007cfeb4"/>
    </style:style>
    <style:style style:name="T33" style:family="text">
      <style:text-properties officeooo:rsid="007e2a49"/>
    </style:style>
    <style:style style:name="T34" style:family="text">
      <style:text-properties officeooo:rsid="00802045"/>
    </style:style>
    <style:style style:name="T35" style:family="text">
      <style:text-properties officeooo:rsid="00806750"/>
    </style:style>
    <style:style style:name="T36" style:family="text">
      <style:text-properties officeooo:rsid="00817183"/>
    </style:style>
    <style:style style:name="T37" style:family="text">
      <style:text-properties officeooo:rsid="00828ed6"/>
    </style:style>
    <style:style style:name="T38" style:family="text">
      <style:text-properties officeooo:rsid="008383af"/>
    </style:style>
    <style:style style:name="T39" style:family="text">
      <style:text-properties officeooo:rsid="00852512"/>
    </style:style>
    <style:style style:name="T40" style:family="text">
      <style:text-properties officeooo:rsid="008a1d3c"/>
    </style:style>
    <style:style style:name="T41" style:family="text">
      <style:text-properties officeooo:rsid="008caba4"/>
    </style:style>
    <style:style style:name="T42" style:family="text">
      <style:text-properties officeooo:rsid="008e9755"/>
    </style:style>
    <style:style style:name="T43" style:family="text">
      <style:text-properties officeooo:rsid="00905246"/>
    </style:style>
    <style:style style:name="T44" style:family="text">
      <style:text-properties officeooo:rsid="00922742"/>
    </style:style>
    <style:style style:name="T45" style:family="text">
      <style:text-properties officeooo:rsid="0093bec0"/>
    </style:style>
    <style:style style:name="T46" style:family="text">
      <style:text-properties officeooo:rsid="00956407"/>
    </style:style>
    <style:style style:name="T47" style:family="text">
      <style:text-properties officeooo:rsid="009598a0"/>
    </style:style>
    <style:style style:name="T48" style:family="text">
      <style:text-properties officeooo:rsid="0096b0bb"/>
    </style:style>
    <style:style style:name="T49" style:family="text">
      <style:text-properties officeooo:rsid="00988a7a"/>
    </style:style>
    <style:style style:name="T50" style:family="text">
      <style:text-properties officeooo:rsid="0098e9f5"/>
    </style:style>
    <style:style style:name="T51" style:family="text">
      <style:text-properties officeooo:rsid="0099be16"/>
    </style:style>
    <style:style style:name="T52" style:family="text">
      <style:text-properties officeooo:rsid="009bb74b"/>
    </style:style>
    <style:style style:name="T53" style:family="text">
      <style:text-properties officeooo:rsid="009da242"/>
    </style:style>
    <style:style style:name="T54" style:family="text">
      <style:text-properties officeooo:rsid="009e0ed3"/>
    </style:style>
    <style:style style:name="T55" style:family="text">
      <style:text-properties officeooo:rsid="009f6d08"/>
    </style:style>
    <style:style style:name="T56" style:family="text">
      <style:text-properties officeooo:rsid="00a0e2f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Plan projet</text:p>
      <text:p text:style-name="Text_20_body"/>
      <text:p text:style-name="P5">Responsable</text:p>
      <text:p text:style-name="P36">Julien <text:span text:style-name="T35">WATTIER</text:span></text:p>
      <text:p text:style-name="P5">Contributeurs</text:p>
      <text:p text:style-name="P1">Théo <text:span text:style-name="T35">DELMAS</text:span></text:p>
      <text:p text:style-name="P1">Lauric <text:span text:style-name="T35">TEYSSEYRE</text:span></text:p>
      <text:p text:style-name="P1">Pierre-Louis <text:span text:style-name="T35">RENON</text:span></text:p>
      <text:p text:style-name="P5">Approbateurs</text:p>
      <text:p text:style-name="P40">Frédéric <text:span text:style-name="T35">MIGEON</text:span></text:p>
      <text:p text:style-name="P9">Gilles <text:span text:style-name="T35">LEPINARD</text:span></text:p>
      <text:p text:style-name="P1"/>
      <text:p text:style-name="P1">Université Paul Sabatier</text:p>
      <text:p text:style-name="P1">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1">Table des matières</text:p>
          </text:index-title>
          <text:p text:style-name="P47"><text:a xlink:type="simple" xlink:href="#__RefHeading___Toc266_3298107459" text:style-name="Index_20_Link" text:visited-style-name="Index_20_Link">1 Objectif du document<text:tab/>3</text:a></text:p>
          <text:p text:style-name="P47"><text:a xlink:type="simple" xlink:href="#__RefHeading___Toc838_987475018" text:style-name="Index_20_Link" text:visited-style-name="Index_20_Link">2 Contexte et objectifs du projet<text:tab/>3</text:a></text:p>
          <text:p text:style-name="P48"><text:a xlink:type="simple" xlink:href="#__RefHeading___Toc4032_1853665617" text:style-name="Index_20_Link" text:visited-style-name="Index_20_Link">2.1 Contexte<text:tab/>3</text:a></text:p>
          <text:p text:style-name="P48"><text:a xlink:type="simple" xlink:href="#__RefHeading___Toc840_987475018" text:style-name="Index_20_Link" text:visited-style-name="Index_20_Link">2.2 Objectifs<text:tab/>3</text:a></text:p>
          <text:p text:style-name="P48"><text:a xlink:type="simple" xlink:href="#__RefHeading___Toc878_987475018" text:style-name="Index_20_Link" text:visited-style-name="Index_20_Link">2.3 Liste des parties prenantes<text:tab/>4</text:a></text:p>
          <text:p text:style-name="P47"><text:a xlink:type="simple" xlink:href="#__RefHeading___Toc1695_538113326" text:style-name="Index_20_Link" text:visited-style-name="Index_20_Link">3 Référentiel de management de projet<text:tab/>5</text:a></text:p>
          <text:p text:style-name="P48"><text:a xlink:type="simple" xlink:href="#__RefHeading___Toc1697_538113326" text:style-name="Index_20_Link" text:visited-style-name="Index_20_Link">3.1 Product breakdown structure<text:tab/>5</text:a></text:p>
          <text:p text:style-name="P48"><text:a xlink:type="simple" xlink:href="#__RefHeading___Toc1699_538113326" text:style-name="Index_20_Link" text:visited-style-name="Index_20_Link">3.2 Activités du projet<text:tab/>6</text:a></text:p>
          <text:p text:style-name="P49"><text:a xlink:type="simple" xlink:href="#__RefHeading___Toc1701_538113326" text:style-name="Index_20_Link" text:visited-style-name="Index_20_Link">3.2.1 Work breakdown structure<text:tab/>6</text:a></text:p>
          <text:p text:style-name="P49"><text:a xlink:type="simple" xlink:href="#__RefHeading___Toc1703_538113326" text:style-name="Index_20_Link" text:visited-style-name="Index_20_Link">3.2.2 Calendrier des ressources<text:tab/>7</text:a></text:p>
          <text:p text:style-name="P49"><text:a xlink:type="simple" xlink:href="#__RefHeading___Toc1705_538113326" text:style-name="Index_20_Link" text:visited-style-name="Index_20_Link">3.2.3 Liste des jalons<text:tab/>7</text:a></text:p>
          <text:p text:style-name="P49"><text:a xlink:type="simple" xlink:href="#__RefHeading___Toc1709_538113326" text:style-name="Index_20_Link" text:visited-style-name="Index_20_Link">3.2.4 Prévision de la charge de travail<text:tab/>7</text:a></text:p>
          <text:p text:style-name="P48"><text:a xlink:type="simple" xlink:href="#__RefHeading___Toc1713_538113326" text:style-name="Index_20_Link" text:visited-style-name="Index_20_Link">3.3 Rôles et responsabilités<text:tab/>8</text:a></text:p>
          <text:p text:style-name="P49"><text:a xlink:type="simple" xlink:href="#__RefHeading___Toc1719_538113326" text:style-name="Index_20_Link" text:visited-style-name="Index_20_Link">3.3.1 Organizational breakdown structure<text:tab/>8</text:a></text:p>
          <text:p text:style-name="P49"><text:a xlink:type="simple" xlink:href="#__RefHeading___Toc907_1584085879" text:style-name="Index_20_Link" text:visited-style-name="Index_20_Link">3.3.2 Matrice RACI<text:tab/>8</text:a></text:p>
          <text:p text:style-name="P48"><text:a xlink:type="simple" xlink:href="#__RefHeading___Toc1723_538113326" text:style-name="Index_20_Link" text:visited-style-name="Index_20_Link">3.4 Suivi du déroulement<text:tab/>10</text:a></text:p>
          <text:p text:style-name="P49"><text:a xlink:type="simple" xlink:href="#__RefHeading___Toc1725_538113326" text:style-name="Index_20_Link" text:visited-style-name="Index_20_Link">3.4.1 Gestion des décisions<text:tab/>10</text:a></text:p>
          <text:p text:style-name="P49"><text:a xlink:type="simple" xlink:href="#__RefHeading___Toc1727_538113326" text:style-name="Index_20_Link" text:visited-style-name="Index_20_Link">3.4.2 Gestion des actions<text:tab/>10</text:a></text:p>
          <text:p text:style-name="P48"><text:a xlink:type="simple" xlink:href="#__RefHeading___Toc1737_538113326" text:style-name="Index_20_Link" text:visited-style-name="Index_20_Link">3.5 Gestion de la communication<text:tab/>10</text:a></text:p>
          <text:p text:style-name="P49"><text:a xlink:type="simple" xlink:href="#__RefHeading___Toc1739_538113326" text:style-name="Index_20_Link" text:visited-style-name="Index_20_Link">3.5.1 Communication avec les parties prenantes<text:tab/>10</text:a></text:p>
          <text:p text:style-name="P49"><text:a xlink:type="simple" xlink:href="#__RefHeading___Toc1741_538113326" text:style-name="Index_20_Link" text:visited-style-name="Index_20_Link">3.5.2 Communication au sein de l’équipe<text:tab/>10</text:a></text:p>
          <text:p text:style-name="P48"><text:a xlink:type="simple" xlink:href="#__RefHeading___Toc1743_538113326" text:style-name="Index_20_Link" text:visited-style-name="Index_20_Link">3.6 Gestion de la qualité du management<text:tab/>11</text:a></text:p>
          <text:p text:style-name="P49"><text:a xlink:type="simple" xlink:href="#__RefHeading___Toc1745_538113326" text:style-name="Index_20_Link" text:visited-style-name="Index_20_Link">3.6.1 Qualité des produits<text:tab/>11</text:a></text:p>
          <text:p text:style-name="P49"><text:a xlink:type="simple" xlink:href="#__RefHeading___Toc1747_538113326" text:style-name="Index_20_Link" text:visited-style-name="Index_20_Link">3.6.2 Qualité des activités<text:tab/>11</text:a></text:p>
          <text:p text:style-name="P48"><text:a xlink:type="simple" xlink:href="#__RefHeading___Toc1749_538113326" text:style-name="Index_20_Link" text:visited-style-name="Index_20_Link">3.7 Gestion des risques et opportunités<text:tab/>11</text:a></text:p>
          <text:p text:style-name="P49"><text:a xlink:type="simple" xlink:href="#__RefHeading___Toc2309_1853665617" text:style-name="Index_20_Link" text:visited-style-name="Index_20_Link">3.7.1 Référencement<text:tab/>11</text:a></text:p>
          <text:p text:style-name="P49"><text:a xlink:type="simple" xlink:href="#__RefHeading___Toc874_987475018" text:style-name="Index_20_Link" text:visited-style-name="Index_20_Link">3.7.2 Identification des risques<text:tab/>11</text:a></text:p>
          <text:p text:style-name="P49"><text:a xlink:type="simple" xlink:href="#__RefHeading___Toc876_987475018" text:style-name="Index_20_Link" text:visited-style-name="Index_20_Link">3.7.3 Réponse aux risques<text:tab/>11</text:a></text:p>
          <text:p text:style-name="P47"><text:a xlink:type="simple" xlink:href="#__RefHeading___Toc1755_538113326" text:style-name="Index_20_Link" text:visited-style-name="Index_20_Link">4 Référentiel de développement de projet<text:tab/>12</text:a></text:p>
          <text:p text:style-name="P48"><text:a xlink:type="simple" xlink:href="#__RefHeading___Toc1757_538113326" text:style-name="Index_20_Link" text:visited-style-name="Index_20_Link">4.1 Gestion des besoins<text:tab/>12</text:a></text:p>
          <text:p text:style-name="P49"><text:a xlink:type="simple" xlink:href="#__RefHeading___Toc1759_538113326" text:style-name="Index_20_Link" text:visited-style-name="Index_20_Link">4.1.1 Référencement<text:tab/>12</text:a></text:p>
          <text:p text:style-name="P49"><text:a xlink:type="simple" xlink:href="#__RefHeading___Toc1761_538113326" text:style-name="Index_20_Link" text:visited-style-name="Index_20_Link">4.1.2 Capture<text:tab/>12</text:a></text:p>
          <text:p text:style-name="P49"><text:a xlink:type="simple" xlink:href="#__RefHeading___Toc1382_1958402011" text:style-name="Index_20_Link" text:visited-style-name="Index_20_Link">4.1.3 Validation<text:tab/>13</text:a></text:p>
          <text:p text:style-name="P49"><text:a xlink:type="simple" xlink:href="#__RefHeading___Toc1763_538113326" text:style-name="Index_20_Link" text:visited-style-name="Index_20_Link">4.1.4 Gestion des changements<text:tab/>13</text:a></text:p>
          <text:p text:style-name="P48"><text:a xlink:type="simple" xlink:href="#__RefHeading___Toc1765_538113326" text:style-name="Index_20_Link" text:visited-style-name="Index_20_Link">4.2 Gestion du développement<text:tab/>13</text:a></text:p>
          <text:p text:style-name="P48"><text:a xlink:type="simple" xlink:href="#__RefHeading___Toc1767_538113326" text:style-name="Index_20_Link" text:visited-style-name="Index_20_Link">4.3 Gestion de la configuration<text:tab/>13</text:a></text:p>
          <text:p text:style-name="P48"><text:a xlink:type="simple" xlink:href="#__RefHeading___Toc1769_538113326" text:style-name="Index_20_Link" text:visited-style-name="Index_20_Link">4.4 Gestion des livrables<text:tab/>13</text:a></text:p>
          <text:p text:style-name="P48"><text:a xlink:type="simple" xlink:href="#__RefHeading___Toc1771_538113326" text:style-name="Index_20_Link" text:visited-style-name="Index_20_Link">4.5 Gestion de la qualité<text:tab/>13</text:a></text:p>
          <text:p text:style-name="P49"><text:a xlink:type="simple" xlink:href="#__RefHeading___Toc1773_538113326" text:style-name="Index_20_Link" text:visited-style-name="Index_20_Link">4.5.1 Front-end<text:tab/>13</text:a></text:p>
          <text:p text:style-name="P49"><text:a xlink:type="simple" xlink:href="#__RefHeading___Toc1775_538113326" text:style-name="Index_20_Link" text:visited-style-name="Index_20_Link">4.5.2 Back-end<text:tab/>13</text:a></text:p>
          <text:p text:style-name="P50"><text:a xlink:type="simple" xlink:href="#__RefHeading___Toc2311_1853665617" text:style-name="Index_20_Link" text:visited-style-name="Index_20_Link">4.5.2.1 API Restfull<text:tab/>13</text:a></text:p>
          <text:p text:style-name="P49"><text:a xlink:type="simple" xlink:href="#__RefHeading___Toc2313_1853665617" text:style-name="Index_20_Link" text:visited-style-name="Index_20_Link">4.5.3 Revue de code<text:tab/>14</text:a></text:p>
          <text:p text:style-name="P47"><text:a xlink:type="simple" xlink:href="#__RefHeading___Toc1777_538113326" text:style-name="Index_20_Link" text:visited-style-name="Index_20_Link">5 Bilan du projet<text:tab/>14</text:a></text:p>
        </text:index-body>
      </text:table-of-content>
      <text:h text:style-name="P59" text:outline-level="1"/>
      <text:list xml:id="list1498945630" text:style-name="Outline">
        <text:list-item>
          <text:h text:style-name="P60" text:outline-level="1"><text:bookmark-start text:name="__RefHeading___Toc266_3298107459"/>Objectif du document<text:bookmark-end text:name="__RefHeading___Toc266_3298107459"/></text:h>
        </text:list-item>
      </text:list>
      <text:p text:style-name="Text_20_body">Ce document a pour objectif d'expos<text:span text:style-name="T4">er</text:span> les méthodes de management appliqué<text:span text:style-name="T4">es</text:span> à ce projet.</text:p>
      <text:list xml:id="list122301604461420" text:continue-numbering="true" text:style-name="Outline">
        <text:list-item>
          <text:h text:style-name="Heading_20_1" text:outline-level="1"><text:bookmark-start text:name="__RefHeading___Toc838_987475018"/>Contexte <text:span text:style-name="T29">et objectif</text:span><text:span text:style-name="T31">s</text:span> <text:span text:style-name="T5">du projet</text:span><text:bookmark-end text:name="__RefHeading___Toc838_987475018"/></text:h>
          <text:list>
            <text:list-item>
              <text:h text:style-name="Heading_20_2" text:outline-level="2"><text:bookmark-start text:name="__RefHeading___Toc4032_1853665617"/>Contexte<text:bookmark-end text:name="__RefHeading___Toc4032_1853665617"/></text:h>
            </text:list-item>
          </text:list>
        </text:list-item>
      </text:list>
      <text:p text:style-name="Text_20_body">FlopEDT! est une application permettant de créer un emploi du temps satisfaisant une série de contraintes basées sur la programmation linéaire. Cependant la gestion actuelle de ces contraintes est relativement technique et peu documentée.</text:p>
      <text:p text:style-name="Text_20_body">De plus les principaux collaborateurs du projet ont initié un découplage entre le back-end et le front-end, les deux parties étant actuellement gérées par un unique serveur.</text:p>
      <text:list xml:id="list122303096377967" text:continue-numbering="true" text:style-name="Outline">
        <text:list-item>
          <text:list>
            <text:list-item>
              <text:h text:style-name="Heading_20_2" text:outline-level="2"><text:bookmark-start text:name="__RefHeading___Toc840_987475018"/>Objectifs<text:bookmark-end text:name="__RefHeading___Toc840_987475018"/></text:h>
            </text:list-item>
          </text:list>
        </text:list-item>
      </text:list>
      <text:p text:style-name="Text_20_body">L’objectif est de créer un <text:span text:style-name="T56">système permettant de récupérer et d’afficher les documentations relative à des contraintes</text:span>, le tout respectant le contexte de découplage front/back de l'application. </text:p>
      <text:p text:style-name="P10">Ces demandes sont à l’initiative du principal développeur du projet Pablo <text:span text:style-name="T35">SEBAN</text:span>. Ce projet est donc à façon pour cette même personne.</text:p>
      <text:h text:style-name="P63" text:outline-level="2"/>
      <text:list xml:id="list122303472792199" text:continue-numbering="true" text:style-name="Outline">
        <text:list-item>
          <text:list>
            <text:list-item>
              <text:h text:style-name="P64" text:outline-level="2"><text:bookmark-start text:name="__RefHeading___Toc878_987475018"/><text:span text:style-name="T2">Liste</text:span><text:span text:style-name="T1"> des parties prenantes</text:span><text:bookmark-end text:name="__RefHeading___Toc878_987475018"/></text:h>
            </text:list-item>
          </text:list>
        </text:list-item>
      </text:list>
      <text:p text:style-name="P7">Les parties prenantes sont listées dans le tableau suivant, qui récapitule également leurs besoins principaux, leurs représentants ainsi que la validation des besoins et la recette.</text:p>
      <table:table table:name="Tableau1" table:style-name="Tableau1">
        <table:table-column table:style-name="Tableau1.A" table:number-columns-repeated="5"/>
        <table:table-row>
          <table:table-cell table:style-name="Tableau1.A1" office:value-type="string">
            <text:p text:style-name="P6">Partie prenante</text:p>
          </table:table-cell>
          <table:table-cell table:style-name="Tableau1.A1" office:value-type="string">
            <text:p text:style-name="P6">Besoins</text:p>
          </table:table-cell>
          <table:table-cell table:style-name="Tableau1.A1" office:value-type="string">
            <text:p text:style-name="P6">Représentants</text:p>
          </table:table-cell>
          <table:table-cell table:style-name="Tableau1.A1" office:value-type="string">
            <text:p text:style-name="P6">Validation</text:p>
          </table:table-cell>
          <table:table-cell table:style-name="Tableau1.E1" office:value-type="string">
            <text:p text:style-name="P6">Recette</text:p>
          </table:table-cell>
        </table:table-row>
        <table:table-row>
          <table:table-cell table:style-name="Tableau1.A2" office:value-type="string">
            <text:p text:style-name="P8">Maître d’ouvrage</text:p>
          </table:table-cell>
          <table:table-cell table:style-name="Tableau1.A2" office:value-type="string">
            <text:p text:style-name="P3">Obtenir une interface intuitive pour son produit permettant aux usagers finaux non techniciens de facilement trouver et ajouter des contraintes.</text:p>
          </table:table-cell>
          <table:table-cell table:style-name="Tableau1.A2" table:number-rows-spanned="3" office:value-type="string">
            <text:p text:style-name="P8">Pablo <text:span text:style-name="T35">SEBAN</text:span></text:p>
          </table:table-cell>
          <table:table-cell table:style-name="Tableau1.A2" table:number-rows-spanned="3" office:value-type="string">
            <text:p text:style-name="P4"><text:span text:style-name="T6">Voir la section </text:span><text:a xlink:type="simple" xlink:href="#2.4.Plan de gestion des besoins|outline" text:style-name="Internet_20_link" text:visited-style-name="Visited_20_Internet_20_Link"><text:span text:style-name="T6">de gestion des besoins</text:span></text:a></text:p>
          </table:table-cell>
          <table:table-cell table:style-name="Tableau1.E2" table:number-rows-spanned="3" office:value-type="string">
            <text:p text:style-name="P42"><text:span text:style-name="T26">Voir la section de </text:span><text:a xlink:type="simple" xlink:href="#3.4.Gestion des livrables|outline" text:style-name="Internet_20_link" text:visited-style-name="Visited_20_Internet_20_Link"><text:span text:style-name="T26">gestion des livrables</text:span></text:a></text:p>
          </table:table-cell>
        </table:table-row>
        <table:table-row>
          <table:table-cell table:style-name="Tableau1.A2" office:value-type="string">
            <text:p text:style-name="P8">Collaborateur du projet</text:p>
          </table:table-cell>
          <table:table-cell table:style-name="Tableau1.A2" office:value-type="string">
            <text:p text:style-name="P7">Obtenir une nouvelle version du système maintenable.</text:p>
          </table:table-cell>
          <table:covered-table-cell table:style-name="Tableau1.A2"/>
          <table:covered-table-cell table:style-name="Tableau1.A2"/>
          <table:covered-table-cell table:style-name="Tableau1.E2"/>
        </table:table-row>
        <table:table-row>
          <table:table-cell table:style-name="Tableau1.A2" office:value-type="string">
            <text:p text:style-name="P8">Utilisateur final</text:p>
          </table:table-cell>
          <table:table-cell table:style-name="Tableau1.A2" office:value-type="string">
            <text:p text:style-name="P3">Obtenir <text:span text:style-name="T6">une nouvelle version du système</text:span> utilisable avec efficacité.</text:p>
          </table:table-cell>
          <table:covered-table-cell table:style-name="Tableau1.A2"/>
          <table:covered-table-cell table:style-name="Tableau1.A2"/>
          <table:covered-table-cell table:style-name="Tableau1.E2"/>
        </table:table-row>
        <table:table-row>
          <table:table-cell table:style-name="Tableau1.A2" office:value-type="string">
            <text:p text:style-name="P8">Fournisseur</text:p>
          </table:table-cell>
          <table:table-cell table:style-name="Tableau1.A2" office:value-type="string">
            <text:p text:style-name="P3">Satisfaire au mieux les demandes du client.</text:p>
            <text:p text:style-name="P7">Monter en compétence.</text:p>
          </table:table-cell>
          <table:table-cell table:style-name="Tableau1.A2" office:value-type="string">
            <text:p text:style-name="P4">Théo <text:span text:style-name="T35">DELMAS</text:span></text:p>
            <text:p text:style-name="P4">Lauric <text:span text:style-name="T35">TEYSSEYRE</text:span></text:p>
            <text:p text:style-name="P4">Pierre-Louis <text:span text:style-name="T35">RENON</text:span></text:p>
            <text:p text:style-name="P4">Julien <text:span text:style-name="T35">WATTIER</text:span></text:p>
          </table:table-cell>
          <table:table-cell table:style-name="Tableau1.E2" table:number-columns-spanned="2" office:value-type="string">
            <text:p text:style-name="P8">N’est pas géré par ce projet</text:p>
          </table:table-cell>
          <table:covered-table-cell/>
        </table:table-row>
        <table:table-row>
          <table:table-cell table:style-name="Tableau1.A2" office:value-type="string">
            <text:p text:style-name="P8">Assistant de maîtrise d’ouvrage</text:p>
          </table:table-cell>
          <table:table-cell table:style-name="Tableau1.A2" office:value-type="string">
            <text:p text:style-name="P3">Répondre au<text:span text:style-name="T7">x</text:span> demande<text:span text:style-name="T7">s</text:span> de soutien de la part du maître d'ouvrage <text:span text:style-name="T6">dans la gestion de ce projet.</text:span></text:p>
          </table:table-cell>
          <table:table-cell table:style-name="Tableau1.A2" office:value-type="string">
            <text:p text:style-name="P8">Léo <text:span text:style-name="T35">CUSSEAU</text:span></text:p>
            <text:p text:style-name="P8">Florian <text:span text:style-name="T35">AZIZEN</text:span></text:p>
          </table:table-cell>
          <table:table-cell table:style-name="Tableau1.E2" table:number-columns-spanned="2" office:value-type="string">
            <text:p text:style-name="P8">N’est pas géré par ce projet</text:p>
          </table:table-cell>
          <table:covered-table-cell/>
        </table:table-row>
        <table:table-row>
          <table:table-cell table:style-name="Tableau1.A2" office:value-type="string">
            <text:p text:style-name="P8">Professeur</text:p>
          </table:table-cell>
          <table:table-cell table:style-name="Tableau1.A2" office:value-type="string">
            <text:p text:style-name="P7">Obtenir des documents de gestion clairs et de qualité.</text:p>
          </table:table-cell>
          <table:table-cell table:style-name="Tableau1.A2" office:value-type="string">
            <text:p text:style-name="P8">Frédéric <text:span text:style-name="T35">MIGEON</text:span></text:p>
            <text:p text:style-name="P8">Gilles <text:span text:style-name="T35">LEPINARD</text:span></text:p>
          </table:table-cell>
          <table:table-cell table:style-name="Tableau1.A2" office:value-type="string">
            <text:p text:style-name="P8">Défini lors des cours relatifs à l’UE.</text:p>
          </table:table-cell>
          <table:table-cell table:style-name="Tableau1.E2" office:value-type="string">
            <text:p text:style-name="P8">Évaluation itérative des documents tous les mois.</text:p>
          </table:table-cell>
        </table:table-row>
      </table:table>
      <text:p text:style-name="P37"/>
      <text:p text:style-name="P37">Les utilisateurs finaux et contributeurs seront considérés uniquement au travers du client.</text:p>
      <text:list xml:id="list122301916363908" text:continue-numbering="true" text:style-name="Outline">
        <text:list-item>
          <text:h text:style-name="P60" text:outline-level="1"><text:bookmark-start text:name="__RefHeading___Toc1695_538113326"/>Référentiel de management de projet<text:bookmark-end text:name="__RefHeading___Toc1695_538113326"/></text:h>
          <text:list>
            <text:list-item>
              <text:h text:style-name="Heading_20_2" text:outline-level="2"><text:bookmark-start text:name="__RefHeading___Toc1697_538113326"/>Product breakdown structure<text:bookmark-end text:name="__RefHeading___Toc1697_538113326"/></text:h>
            </text:list-item>
          </text:list>
        </text:list-item>
      </text:list>
      <text:p text:style-name="P33"><text:span text:style-name="T23">Le product breakdown structure défini l’ensemble des produits que doit produire ce projet. </text:span><text:span text:style-name="T30">Pour </text:span><text:span text:style-name="T24">chaque produit l</text:span><text:span text:style-name="T30">a</text:span><text:span text:style-name="T24"> méthode de réalisation est présentée.</text:span></text:p>
      <text:h text:style-name="P65" text:outline-level="2"><draw:frame draw:style-name="fr1" draw:name="Image2" text:anchor-type="char" svg:width="14.944cm" svg:height="11.748cm" draw:z-index="2"><draw:image xlink:href="Pictures/10000001000002C20000022B667E978B3A0EC215.png" xlink:type="simple" xlink:show="embed" xlink:actuate="onLoad" draw:mime-type="image/png"/></draw:frame></text:h>
      <text:list xml:id="list122302311967222" text:continue-numbering="true" text:style-name="Outline">
        <text:list-item>
          <text:list>
            <text:list-item>
              <text:h text:style-name="P66" text:outline-level="2"><text:bookmark-start text:name="__RefHeading___Toc1699_538113326"/>Activités du projet<text:bookmark-end text:name="__RefHeading___Toc1699_538113326"/></text:h>
              <text:list>
                <text:list-item>
                  <text:h text:style-name="P69" text:outline-level="3"><text:bookmark-start text:name="__RefHeading___Toc1701_538113326"/>Work breakdown structure<text:bookmark-end text:name="__RefHeading___Toc1701_538113326"/></text:h>
                </text:list-item>
              </text:list>
            </text:list-item>
          </text:list>
        </text:list-item>
      </text:list>
      <text:p text:style-name="P30">Le work breakdown structure défini l’ensemble des activités nécessaires pour réaliser ce projet. <text:span text:style-name="T28">Il s’organise en deux parties : La première présente les activités relative</text:span><text:span text:style-name="T35">s</text:span><text:span text:style-name="T28"> au plan de projet, et la seconde celles au développement, découpées en sprint. </text:span></text:p>
      <text:p text:style-name="P35">Ces deux grandes parties seront effectuées <text:span text:style-name="T36">en</text:span> parallèle. Cependant le contenu de ces parties sera effectué de manière séquentielle <text:span text:style-name="T32">à cause de leur dépendance</text:span>. <text:span text:style-name="T30">Chaque </text:span>nœud de la structure précise quel<text:span text:style-name="T36">le</text:span>s sont ses entrées et ses sorties. </text:p>
      <text:p text:style-name="P35"/>
      <text:p text:style-name="P30"><draw:frame draw:style-name="fr3" draw:name="Image3" text:anchor-type="as-char" svg:width="16.362cm" svg:height="18.711cm" draw:z-index="1"><draw:image xlink:href="Pictures/100000010000030500000374776013AFF8B1F487.png" xlink:type="simple" xlink:show="embed" xlink:actuate="onLoad" draw:mime-type="image/png"/></draw:frame></text:p>
      <text:list xml:id="list122302497569225" text:continue-numbering="true" text:style-name="Outline">
        <text:list-item>
          <text:list>
            <text:list-item>
              <text:list>
                <text:list-item>
                  <text:h text:style-name="P69" text:outline-level="3"><text:bookmark-start text:name="__RefHeading___Toc1703_538113326"/><text:soft-page-break/>Calendrier des ressources<text:bookmark-end text:name="__RefHeading___Toc1703_538113326"/></text:h>
                </text:list-item>
              </text:list>
            </text:list-item>
          </text:list>
        </text:list-item>
      </text:list>
      <text:p text:style-name="P12">Ce projet est sans ressources matérielles.</text:p>
      <text:p text:style-name="P12">Concernant l’équipe, elle est disponible le jeudi et le vendredi sur <text:span text:style-name="T9">la période fixe du 05/01/2023 au 28/04/2023. </text:span>Les horaires restent souples mais chaque membre devra être disponible au moins 7 heures sur ces deux jours.</text:p>
      <text:p text:style-name="P12">L’équipe sera en congé le 02/03/2023 et le 03/03/2023.</text:p>
      <text:p text:style-name="P12">Il est également possible qu’elle ne soit pas disponible les deux dernières <text:span text:style-name="T37">semaines</text:span> de la période de projet <text:span text:style-name="T37">en </text:span>fonction des examens universitaires.</text:p>
      <text:list xml:id="list122303445531191" text:continue-numbering="true" text:style-name="Outline">
        <text:list-item>
          <text:list>
            <text:list-item>
              <text:list>
                <text:list-item>
                  <text:h text:style-name="P69" text:outline-level="3"><text:bookmark-start text:name="__RefHeading___Toc1705_538113326"/>Liste des jalons<text:bookmark-end text:name="__RefHeading___Toc1705_538113326"/></text:h>
                </text:list-item>
              </text:list>
            </text:list-item>
          </text:list>
        </text:list-item>
      </text:list>
      <text:p text:style-name="P32">L’équipe effectue des sprints de deux semaines.</text:p>
      <text:p text:style-name="P24">Le premier sprint est cependant plus long afin de préparer l’environnement du projet.</text:p>
      <text:p text:style-name="P23">Le tableau suivant présente les différents jalons.</text:p>
      <text:list text:style-name="L1">
        <text:list-item>
          <text:p text:style-name="P75"><text:span text:style-name="T24">Fin de s</text:span><text:span text:style-name="T9">print 0 (03/02/2023)</text:span></text:p>
        </text:list-item>
      </text:list>
      <text:list text:style-name="L2">
        <text:list-item>
          <text:p text:style-name="P77"><text:span text:style-name="T24">Fin de s</text:span>print 1 (<text:span text:style-name="T37">17</text:span>/02/2023)</text:p>
        </text:list-item>
        <text:list-item>
          <text:p text:style-name="P77"><text:span text:style-name="T24">Fin de s</text:span>print 2 (10/03/2023)</text:p>
        </text:list-item>
        <text:list-item>
          <text:p text:style-name="P77"><text:span text:style-name="T24">Fin de s</text:span>print 3 (<text:span text:style-name="T37">24</text:span>/03/2023)</text:p>
        </text:list-item>
        <text:list-item>
          <text:p text:style-name="P77"><text:span text:style-name="T24">Fin de s</text:span>print 4 (<text:span text:style-name="T37">07</text:span>/0<text:span text:style-name="T37">4</text:span>/2023)</text:p>
        </text:list-item>
        <text:list-item>
          <text:p text:style-name="P77"><text:span text:style-name="T24">Fin de s</text:span>print 5 (<text:span text:style-name="T37">21</text:span>/04/2023)</text:p>
        </text:list-item>
        <text:list-item>
          <text:p text:style-name="P76"><text:span text:style-name="T24">Fin de s</text:span><text:span text:style-name="T9">print 6 (28/04/2023)</text:span></text:p>
        </text:list-item>
      </text:list>
      <text:p text:style-name="P13">Concernant la partie management, les jalons sont relatifs aux dates de rendu du plan projet. Ils sont donc les suivants :</text:p>
      <text:list text:style-name="L3">
        <text:list-item>
          <text:p text:style-name="P78">17/02/2023 : premier rendu intermédiaire du plan projet.</text:p>
        </text:list-item>
        <text:list-item>
          <text:p text:style-name="P78">17/03/2023 : second rendu intermédiaire du plan projet.</text:p>
        </text:list-item>
        <text:list-item>
          <text:p text:style-name="P78">14/0<text:span text:style-name="T37">4</text:span>/2023 : rendu final du plan projet.</text:p>
        </text:list-item>
      </text:list>
      <text:list xml:id="list122303539600083" text:continue-list="list122303445531191" text:style-name="Outline">
        <text:list-item>
          <text:list>
            <text:list-item>
              <text:list>
                <text:list-item>
                  <text:h text:style-name="P69" text:outline-level="3"><text:bookmark-start text:name="__RefHeading___Toc1709_538113326"/>Prévision de la charge de travail<text:bookmark-end text:name="__RefHeading___Toc1709_538113326"/></text:h>
                </text:list-item>
              </text:list>
            </text:list-item>
          </text:list>
        </text:list-item>
      </text:list>
      <text:p text:style-name="P29">Le haut degré d’inconnu dans ce projet fait qu’aucune prévision de travail <text:span text:style-name="T33">(Gantt)</text:span> n’a été établie car risquant d’être trop éloigné<text:span text:style-name="T29">e</text:span> de la réalité.</text:p>
      <text:p text:style-name="P14"><text:span text:style-name="T25">Pour ce qui concerne les tâches plus « atomique</text:span><text:span text:style-name="T37">s</text:span><text:span text:style-name="T25"> », f</text:span>aute d’expérience dans le développement et dans la gestion, l’équipe n’appliquera pas de prévision de la charge de travail car cette dernière serait certainement erronée et ferait perdre du temps à l’équipe.</text:p>
      <text:h text:style-name="P65" text:outline-level="2"/>
      <text:list xml:id="list122303189312334" text:continue-numbering="true" text:style-name="Outline">
        <text:list-item>
          <text:list>
            <text:list-item>
              <text:h text:style-name="P66" text:outline-level="2"><text:bookmark-start text:name="__RefHeading___Toc1713_538113326"/>Rôles et responsabilités<text:bookmark-end text:name="__RefHeading___Toc1713_538113326"/></text:h>
              <text:list>
                <text:list-item>
                  <text:h text:style-name="P70" text:outline-level="3"><text:bookmark-start text:name="__RefHeading___Toc1719_538113326"/>Organizational breakdown structure<text:bookmark-end text:name="__RefHeading___Toc1719_538113326"/></text:h>
                </text:list-item>
              </text:list>
            </text:list-item>
          </text:list>
        </text:list-item>
      </text:list>
      <text:p text:style-name="P25">Le schéma ci-dessous présente une hiérarchie des différents rôles de ce projet, leurs représentants <draw:frame draw:style-name="fr2" draw:name="Image1" text:anchor-type="char" svg:x="0cm" svg:y="1.171cm" svg:width="17cm" svg:height="8.281cm" draw:z-index="0"><draw:image xlink:href="Pictures/100000000000088400000426306C312624BAE29B.png" xlink:type="simple" xlink:show="embed" xlink:actuate="onLoad" draw:mime-type="image/png"/></draw:frame>ainsi qu’une description de chacun.</text:p>
      <text:list xml:id="list122302170105164" text:continue-numbering="true" text:style-name="Outline">
        <text:list-item>
          <text:list>
            <text:list-item>
              <text:list>
                <text:list-item>
                  <text:h text:style-name="Heading_20_3" text:outline-level="3"><text:bookmark-start text:name="__RefHeading___Toc907_1584085879"/>Matrice RACI<text:bookmark-end text:name="__RefHeading___Toc907_1584085879"/></text:h>
                </text:list-item>
              </text:list>
            </text:list-item>
          </text:list>
        </text:list-item>
      </text:list>
      <text:p text:style-name="P26">La matrice suivante défini<text:span text:style-name="T37">e</text:span> les responsabilités de chaque activité pour chaque rôle. Cette responsabilité est défini selon la codification suivante :</text:p>
      <table:table table:name="Tableau3" table:style-name="Tableau3">
        <table:table-column table:style-name="Tableau3.A" table:number-columns-repeated="2"/>
        <table:table-column table:style-name="Tableau3.C"/>
        <table:table-column table:style-name="Tableau3.D"/>
        <table:table-row>
          <table:table-cell table:style-name="Tableau3.A1" office:value-type="string">
            <text:p text:style-name="P43">R</text:p>
          </table:table-cell>
          <table:table-cell table:style-name="Tableau3.A1" office:value-type="string">
            <text:p text:style-name="P43">A</text:p>
          </table:table-cell>
          <table:table-cell table:style-name="Tableau3.A1" office:value-type="string">
            <text:p text:style-name="P43">C</text:p>
          </table:table-cell>
          <table:table-cell table:style-name="Tableau3.D1" office:value-type="string">
            <text:p text:style-name="P43">I</text:p>
          </table:table-cell>
        </table:table-row>
        <table:table-row>
          <table:table-cell table:style-name="Tableau3.A2" office:value-type="string">
            <text:p text:style-name="P26"><text:span text:style-name="T30">E</text:span>st responsable de la tâche.</text:p>
          </table:table-cell>
          <table:table-cell table:style-name="Tableau3.A2" office:value-type="string">
            <text:p text:style-name="P26"><text:span text:style-name="T30">V</text:span>alide ou non la tâche lorsqu’elle est réalisée</text:p>
          </table:table-cell>
          <table:table-cell table:style-name="Tableau3.A2" office:value-type="string">
            <text:p text:style-name="P26"><text:span text:style-name="T30">C</text:span>ontribue à la réalisation de la tâche</text:p>
          </table:table-cell>
          <table:table-cell table:style-name="Tableau3.D2" office:value-type="string">
            <text:p text:style-name="P26"><text:span text:style-name="T30">E</text:span>st informé des avancements et décisions relatives à la tâche</text:p>
          </table:table-cell>
        </table:table-row>
      </table:table>
      <text:p text:style-name="P34"/>
      <table:table table:name="Tableau2" table:style-name="Tableau2">
        <table:table-column table:style-name="Tableau2.A" table:number-columns-repeated="9"/>
        <table:table-column table:style-name="Tableau2.J"/>
        <table:table-row>
          <table:table-cell table:style-name="Tableau2.A1" office:value-type="string">
            <text:p text:style-name="P46"/>
          </table:table-cell>
          <table:table-cell table:style-name="Tableau2.A1" office:value-type="string">
            <text:p text:style-name="P45">Professeur</text:p>
          </table:table-cell>
          <table:table-cell table:style-name="Tableau2.A1" office:value-type="string">
            <text:p text:style-name="P45">Responsable de gestion</text:p>
          </table:table-cell>
          <table:table-cell table:style-name="Tableau2.A1" office:value-type="string">
            <text:p text:style-name="P45">Membre de l’équipe de gestion</text:p>
          </table:table-cell>
          <table:table-cell table:style-name="Tableau2.A1" office:value-type="string">
            <text:p text:style-name="P45">Client</text:p>
          </table:table-cell>
          <table:table-cell table:style-name="Tableau2.A1" office:value-type="string">
            <text:p text:style-name="P45">Scrum Master</text:p>
          </table:table-cell>
          <table:table-cell table:style-name="Tableau2.A1" office:value-type="string">
            <text:p text:style-name="P45">Product owner</text:p>
          </table:table-cell>
          <table:table-cell table:style-name="Tableau2.A1" office:value-type="string">
            <text:p text:style-name="P45">Développeur front-end</text:p>
          </table:table-cell>
          <table:table-cell table:style-name="Tableau2.A1" office:value-type="string">
            <text:p text:style-name="P45">Développeur back-end</text:p>
          </table:table-cell>
          <table:table-cell table:style-name="Tableau2.J1" office:value-type="string">
            <text:p text:style-name="P45">AMO</text:p>
          </table:table-cell>
        </table:table-row>
        <table:table-row>
          <table:table-cell table:style-name="Tableau2.A2" office:value-type="string">
            <text:p text:style-name="P45">Réaliser la réunion de lancement</text:p>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5">C</text:p>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J2" office:value-type="string">
            <text:p text:style-name="P45">C</text:p>
          </table:table-cell>
        </table:table-row>
        <table:table-row>
          <table:table-cell table:style-name="Tableau2.A2" office:value-type="string">
            <text:p text:style-name="P45">Rédiger le plan V1</text:p>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5"/>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J2" office:value-type="string">
            <text:p text:style-name="P44"/>
          </table:table-cell>
        </table:table-row>
        <table:table-row>
          <table:table-cell table:style-name="Tableau2.A2" office:value-type="string">
            <text:p text:style-name="P45">Corriger le plan V1</text:p>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J2" office:value-type="string">
            <text:p text:style-name="P44"/>
          </table:table-cell>
        </table:table-row>
        <table:table-row>
          <table:table-cell table:style-name="Tableau2.A2" office:value-type="string">
            <text:p text:style-name="P45">Corriger le plan V2</text:p>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J2" office:value-type="string">
            <text:p text:style-name="P44"/>
          </table:table-cell>
        </table:table-row>
        <table:table-row>
          <table:table-cell table:style-name="Tableau2.A2" office:value-type="string">
            <text:p text:style-name="P45">Rédiger la version final<text:span text:style-name="T37">e</text:span> du plan</text:p>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J2" office:value-type="string">
            <text:p text:style-name="P44"/>
          </table:table-cell>
        </table:table-row>
        <table:table-row>
          <table:table-cell table:style-name="Tableau2.A2" office:value-type="string">
            <text:p text:style-name="P45">Réaliser la soutenance</text:p>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5"/>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J2" office:value-type="string">
            <text:p text:style-name="P45"/>
          </table:table-cell>
        </table:table-row>
        <table:table-row>
          <table:table-cell table:style-name="Tableau2.A2" office:value-type="string">
            <text:p text:style-name="P45">Réaliser le sprint 0</text:p>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5">C</text:p>
          </table:table-cell>
          <table:table-cell table:style-name="Tableau2.J2" office:value-type="string">
            <text:p text:style-name="P45">I</text:p>
          </table:table-cell>
        </table:table-row>
        <table:table-row>
          <table:table-cell table:style-name="Tableau2.A2" office:value-type="string">
            <text:p text:style-name="P45">Réaliser le sprint 1</text:p>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5">C</text:p>
          </table:table-cell>
          <table:table-cell table:style-name="Tableau2.J2" office:value-type="string">
            <text:p text:style-name="P45">I</text:p>
          </table:table-cell>
        </table:table-row>
        <table:table-row>
          <table:table-cell table:style-name="Tableau2.A2" office:value-type="string">
            <text:p text:style-name="P45">Réaliser le sprint 2</text:p>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5">C</text:p>
          </table:table-cell>
          <table:table-cell table:style-name="Tableau2.J2" office:value-type="string">
            <text:p text:style-name="P45">I</text:p>
          </table:table-cell>
        </table:table-row>
        <table:table-row>
          <table:table-cell table:style-name="Tableau2.A2" office:value-type="string">
            <text:p text:style-name="P45">Réaliser le sprint 3</text:p>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5">C</text:p>
          </table:table-cell>
          <table:table-cell table:style-name="Tableau2.J2" office:value-type="string">
            <text:p text:style-name="P45">I</text:p>
          </table:table-cell>
        </table:table-row>
        <table:table-row>
          <table:table-cell table:style-name="Tableau2.A2" office:value-type="string">
            <text:p text:style-name="P45">Réaliser le sprint 4</text:p>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5">C</text:p>
          </table:table-cell>
          <table:table-cell table:style-name="Tableau2.J2" office:value-type="string">
            <text:p text:style-name="P45">I</text:p>
          </table:table-cell>
        </table:table-row>
        <table:table-row>
          <table:table-cell table:style-name="Tableau2.A2" office:value-type="string">
            <text:p text:style-name="P45">Réaliser le sprint 5</text:p>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5">C</text:p>
          </table:table-cell>
          <table:table-cell table:style-name="Tableau2.J2" office:value-type="string">
            <text:p text:style-name="P45">I</text:p>
          </table:table-cell>
        </table:table-row>
        <table:table-row>
          <table:table-cell table:style-name="Tableau2.A2" office:value-type="string">
            <text:p text:style-name="P45">Réaliser le sprint 6</text:p>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4"/>
          </table:table-cell>
          <table:table-cell table:style-name="Tableau2.A2" office:value-type="string">
            <text:p text:style-name="P45">A</text:p>
          </table:table-cell>
          <table:table-cell table:style-name="Tableau2.A2" office:value-type="string">
            <text:p text:style-name="P45">R</text:p>
          </table:table-cell>
          <table:table-cell table:style-name="Tableau2.A2" office:value-type="string">
            <text:p text:style-name="P45">R</text:p>
          </table:table-cell>
          <table:table-cell table:style-name="Tableau2.A2" office:value-type="string">
            <text:p text:style-name="P45">C</text:p>
          </table:table-cell>
          <table:table-cell table:style-name="Tableau2.A2" office:value-type="string">
            <text:p text:style-name="P45">C</text:p>
          </table:table-cell>
          <table:table-cell table:style-name="Tableau2.J2" office:value-type="string">
            <text:p text:style-name="P45">I</text:p>
          </table:table-cell>
        </table:table-row>
      </table:table>
      <text:p text:style-name="P25"/>
      <text:list xml:id="list122303376001014" text:continue-numbering="true" text:style-name="Outline">
        <text:list-item>
          <text:list>
            <text:list-item>
              <text:h text:style-name="P67" text:outline-level="2"><text:bookmark-start text:name="__RefHeading___Toc1723_538113326"/>Suivi du déroulement<text:bookmark-end text:name="__RefHeading___Toc1723_538113326"/></text:h>
              <text:list>
                <text:list-item>
                  <text:h text:style-name="P69" text:outline-level="3"><text:bookmark-start text:name="__RefHeading___Toc1725_538113326"/>Gestion des décision<text:span text:style-name="T37">s</text:span><text:bookmark-end text:name="__RefHeading___Toc1725_538113326"/></text:h>
                </text:list-item>
              </text:list>
            </text:list-item>
          </text:list>
        </text:list-item>
      </text:list>
      <text:p text:style-name="P28"><text:span text:style-name="T27">Les décisions relatives aux projet sont traçable</text:span><text:span text:style-name="T37">s</text:span><text:span text:style-name="T27"> dans le </text:span><text:a xlink:type="simple" xlink:href="../documents/Registre%20des%20décisions.odt" text:style-name="Internet_20_link" text:visited-style-name="Visited_20_Internet_20_Link"><text:span text:style-name="T27">registre des décisions</text:span></text:a>.</text:p>
      <text:p text:style-name="P27">Chaque décision y est décrite par sa description, qui précise ce qu’elle a modifié dans le plan projet, la justification/le contexte ayant nécessité cette décision ainsi que la date.</text:p>
      <text:p text:style-name="P27">Lorsqu’une décision est créée, le plan projet est alors actualisé conformément à la décision et mis à jour sur l’outil de gestion de version associé.</text:p>
      <text:list xml:id="list122303013860195" text:continue-numbering="true" text:style-name="Outline">
        <text:list-item>
          <text:list>
            <text:list-item>
              <text:list>
                <text:list-item>
                  <text:h text:style-name="P69" text:outline-level="3"><text:bookmark-start text:name="__RefHeading___Toc1727_538113326"/>Gestion des actions<text:bookmark-end text:name="__RefHeading___Toc1727_538113326"/></text:h>
                </text:list-item>
              </text:list>
            </text:list-item>
          </text:list>
        </text:list-item>
      </text:list>
      <text:p text:style-name="P27">Le suivi des actions à réaliser/réalisé est disponible sur le <text:a xlink:type="simple" xlink:href="#4.1.1.Référencement|outline" text:style-name="Internet_20_link" text:visited-style-name="Visited_20_Internet_20_Link">kanban</text:a> grâce aux listes de tâche<text:span text:style-name="T37">s</text:span> qu’il est possible <text:span text:style-name="T44">d’associer</text:span> à un besoin.</text:p>
      <text:list xml:id="list122301654307454" text:continue-numbering="true" text:style-name="Outline">
        <text:list-item>
          <text:list>
            <text:list-item>
              <text:h text:style-name="P68" text:outline-level="2"><text:bookmark-start text:name="__RefHeading___Toc1737_538113326"/>Gestion de la communication<text:bookmark-end text:name="__RefHeading___Toc1737_538113326"/></text:h>
              <text:list>
                <text:list-item>
                  <text:h text:style-name="P69" text:outline-level="3"><text:bookmark-start text:name="__RefHeading___Toc1739_538113326"/>Communication avec les parties prenantes<text:bookmark-end text:name="__RefHeading___Toc1739_538113326"/></text:h>
                </text:list-item>
              </text:list>
            </text:list-item>
          </text:list>
        </text:list-item>
      </text:list>
      <text:p text:style-name="P13">Les communications avec les professeurs se feront de manière informelle lors de TD dédié à l’UE de projet. </text:p>
      <text:p text:style-name="P13">Pour les communications avec le client, elles se feront au travers du discord de FlOpEDT, que ce soit de manière textuelle pour des questions spontanée, ou vocale pour ce qui concerne les revues de sprint. <text:span text:style-name="T34">Ces dernière</text:span><text:span text:style-name="T37">s</text:span><text:span text:style-name="T34"> se tenant dans les jours suivant la fin d’un sprint, fonction des disponibilités de chacun.</text:span></text:p>
      <text:p text:style-name="P13">Les revues de sprint seront enregistrée<text:span text:style-name="T12">s</text:span>, puis traité<text:span text:style-name="T12">es</text:span> ultérieurement afin de produire un compte rendu de réunion référencé dans le <text:a xlink:type="simple" xlink:href="../documents/Registre%20des%20rapports%20de%20réunions.odt" text:style-name="Internet_20_link" text:visited-style-name="Visited_20_Internet_20_Link">registre des rapports de réunion</text:a>. <text:span text:style-name="T40">Ces rapports résument les retours du client afin que ces derniers soient </text:span><text:span text:style-name="T41">référencés en tant </text:span><text:span text:style-name="T42">qu’action ou décision</text:span><text:span text:style-name="T41"> à réaliser.</text:span></text:p>
      <text:p text:style-name="P20"><text:span text:style-name="T12">Le reste des parties prenantes ne sera pas informé de l’avancée du projet, mais pourra le suivre via <text:s/></text:span><text:a xlink:type="simple" xlink:href="https://github.com/Szyckaa/UE-PROJET-DOCS-GESTION" text:style-name="Internet_20_link" text:visited-style-name="Visited_20_Internet_20_Link"><text:span text:style-name="T12">ce dépôt distant</text:span></text:a><text:span text:style-name="T12"> </text:span><text:span text:style-name="T14">qui trace le plan de projet et les documents liés</text:span><text:span text:style-name="T12">.</text:span></text:p>
      <text:list xml:id="list122303342924711" text:continue-numbering="true" text:style-name="Outline">
        <text:list-item>
          <text:list>
            <text:list-item>
              <text:list>
                <text:list-item>
                  <text:h text:style-name="P69" text:outline-level="3"><text:bookmark-start text:name="__RefHeading___Toc1741_538113326"/>Communication au sein de l’équipe<text:bookmark-end text:name="__RefHeading___Toc1741_538113326"/></text:h>
                </text:list-item>
              </text:list>
            </text:list-item>
          </text:list>
        </text:list-item>
      </text:list>
      <text:p text:style-name="P13">L’équipe communique au travers d’un serveur discord dédié de manière informelle. </text:p>
      <text:p text:style-name="P13">Au début de chaque journée, une daily meeting <text:span text:style-name="T34">informelle</text:span> est organisée pour résum<text:span text:style-name="T37">er</text:span> le travail effectué par chacun lors de la dernière journée, les difficultés rencontré<text:span text:style-name="T37">e</text:span>s et le travail prévu sur la journée.</text:p>
      <text:p text:style-name="P13">Par la suite les membre<text:span text:style-name="T37">s</text:span> sont tous présents en vocal sur ce même serveur, et <text:span text:style-name="T37">partage</text:span> éventuellement <text:span text:style-name="T37">leur écran afin de montrer </text:span>ce qu’ils font.</text:p>
      <text:p text:style-name="P38">Enfin, pour faciliter le d<text:span text:style-name="T34">é</text:span>bugage, l’outil de peer-programming liveshare sera utilisé. Chaque développeur devra lancer une session de partage permettant aux autres membres d’avoir accès à leur code local.</text:p>
      <text:p text:style-name="P39"/>
      <text:list xml:id="list122302255629895" text:continue-numbering="true" text:style-name="Outline">
        <text:list-item>
          <text:list>
            <text:list-item>
              <text:h text:style-name="P68" text:outline-level="2"><text:bookmark-start text:name="__RefHeading___Toc1743_538113326"/><text:soft-page-break/>Gestion de la qualité du management<text:bookmark-end text:name="__RefHeading___Toc1743_538113326"/></text:h>
              <text:list>
                <text:list-item>
                  <text:h text:style-name="P69" text:outline-level="3"><text:bookmark-start text:name="__RefHeading___Toc1745_538113326"/>Qualité des produits<text:bookmark-end text:name="__RefHeading___Toc1745_538113326"/></text:h>
                </text:list-item>
              </text:list>
            </text:list-item>
          </text:list>
        </text:list-item>
      </text:list>
      <text:p text:style-name="P22">Les différentes versions du plan de projet sont revues par tous les membres de l’équipe avant soumission.</text:p>
      <text:p text:style-name="P41">Chaque version du plan est également soumise à une évaluation interne grâce à une <text:a xlink:type="simple" xlink:href="../Check%20list.ods" text:style-name="Internet_20_link" text:visited-style-name="Visited_20_Internet_20_Link">check-list</text:a> fournie par les professeurs. Cette liste conserve les réponses des anciennes versions afin d’évaluer l’évolution du plan.</text:p>
      <text:p text:style-name="P41">Enfin, chaque version est revue par les professeurs.</text:p>
      <text:list xml:id="list122302258606275" text:continue-numbering="true" text:style-name="Outline">
        <text:list-item>
          <text:list>
            <text:list-item>
              <text:list>
                <text:list-item>
                  <text:h text:style-name="P69" text:outline-level="3"><text:bookmark-start text:name="__RefHeading___Toc1747_538113326"/>Qualité des activité<text:span text:style-name="T22">s</text:span><text:bookmark-end text:name="__RefHeading___Toc1747_538113326"/></text:h>
                </text:list-item>
              </text:list>
            </text:list-item>
          </text:list>
        </text:list-item>
      </text:list>
      <text:p text:style-name="P22">L’équipe ne supervise pas les activités de management.</text:p>
      <text:list xml:id="list122303277841004" text:continue-numbering="true" text:style-name="Outline">
        <text:list-item>
          <text:list>
            <text:list-item>
              <text:h text:style-name="P68" text:outline-level="2"><text:bookmark-start text:name="__RefHeading___Toc1749_538113326"/>Gestion des risques et opportunités<text:bookmark-end text:name="__RefHeading___Toc1749_538113326"/></text:h>
              <text:list>
                <text:list-item>
                  <text:h text:style-name="Heading_20_3" text:outline-level="3"><text:bookmark-start text:name="__RefHeading___Toc2309_1853665617"/>Référencement<text:bookmark-end text:name="__RefHeading___Toc2309_1853665617"/></text:h>
                </text:list-item>
              </text:list>
            </text:list-item>
          </text:list>
        </text:list-item>
      </text:list>
      <text:p text:style-name="P15">La liste des risques et opportunité<text:span text:style-name="T10">s</text:span> est listée dans le <text:a xlink:type="simple" xlink:href="../documents/Registre%20des%20risques.odt" text:style-name="Internet_20_link" text:visited-style-name="Visited_20_Internet_20_Link">registre des risques et opportunités</text:a>.</text:p>
      <text:p text:style-name="P15">Chaque risque y est décrit par les champs suivants : </text:p>
      <text:list text:style-name="L4">
        <text:list-item>
          <text:p text:style-name="P79">Titre du risque.</text:p>
        </text:list-item>
        <text:list-item>
          <text:p text:style-name="P79">Description du risque.</text:p>
        </text:list-item>
        <text:list-item>
          <text:p text:style-name="P79">Risque d’occurrence : sur une échelle faible - moyen - fort.</text:p>
        </text:list-item>
        <text:list-item>
          <text:p text:style-name="P79">Niveau d'impact : sur une échelle fable - moyen - fort</text:p>
        </text:list-item>
        <text:list-item>
          <text:p text:style-name="P79">Plan d'action : actions à mettre en place si le risque se déclenche ou est sur le point de se déclencher.</text:p>
        </text:list-item>
      </text:list>
      <text:p text:style-name="P15">S'y ajoute les champs suivant<text:span text:style-name="T38">s</text:span> si il y a déclenchement du risque :</text:p>
      <text:list text:style-name="L5">
        <text:list-item>
          <text:p text:style-name="P80">Date de déclenchement.</text:p>
        </text:list-item>
        <text:list-item>
          <text:p text:style-name="P80">Contexte de déclenchement.</text:p>
        </text:list-item>
      </text:list>
      <text:list xml:id="list122302313291140" text:continue-list="list122303277841004" text:style-name="Outline">
        <text:list-item>
          <text:list>
            <text:list-item>
              <text:list>
                <text:list-item>
                  <text:h text:style-name="P71" text:outline-level="3"><text:bookmark-start text:name="__RefHeading___Toc874_987475018"/><text:span text:style-name="T3">I</text:span>dentification des risques<text:bookmark-end text:name="__RefHeading___Toc874_987475018"/></text:h>
                </text:list-item>
              </text:list>
            </text:list-item>
          </text:list>
        </text:list-item>
      </text:list>
      <text:p text:style-name="P11">Les risques ont été identifiés lors de l'élaboration de la note de cadrage.</text:p>
      <text:p text:style-name="P11">Si, lors de la capture d'un besoin, un risque apparaît comme évident aux fournisseurs, il sera ajouté dans le registre. Mais l'équipe ne dédiera pas particulièrement de temps à l'identification des risques.</text:p>
      <text:list xml:id="list122303349712009" text:continue-numbering="true" text:style-name="Outline">
        <text:list-item>
          <text:list>
            <text:list-item>
              <text:list>
                <text:list-item>
                  <text:h text:style-name="P71" text:outline-level="3"><text:bookmark-start text:name="__RefHeading___Toc876_987475018"/>Réponse aux risques<text:bookmark-end text:name="__RefHeading___Toc876_987475018"/></text:h>
                </text:list-item>
              </text:list>
            </text:list-item>
          </text:list>
        </text:list-item>
      </text:list>
      <text:p text:style-name="P11">En cas de déclenchement d'un risque, l'équipe fournisseur suivra le plan d'action prévu dans le registre. Elle veillera également à remplir les champs associés au déclenchement dans le registre.</text:p>
      <text:p text:style-name="P16"><text:soft-page-break/>Dans le cas de certains risques relativement générique<text:span text:style-name="T38">s</text:span>, l'équipe remplira plusieurs fois les champs de déclenchement.</text:p>
      <text:list xml:id="list122301493636808" text:continue-numbering="true" text:style-name="Outline">
        <text:list-item>
          <text:h text:style-name="P61" text:outline-level="1"><text:bookmark-start text:name="__RefHeading___Toc1755_538113326"/>Référentiel de <text:span text:style-name="T8">développement</text:span> de projet<text:bookmark-end text:name="__RefHeading___Toc1755_538113326"/></text:h>
        </text:list-item>
      </text:list>
      <text:p text:style-name="P31"><text:span text:style-name="T25">L’équipe applique une méthode de développement hybride qui mixe le SCRUM et le kanban. Dans cette méthode, le travail est segmenté temporellement en sprint afin de ne pas perdre de vue le temps. Cependant elle gère les besoins en kanban. Il n’y a donc pas d’estimation de valeur des user stories </text:span><text:span text:style-name="T29">pour savoir laquelle développer, </text:span><text:span text:style-name="T34">ni d’objectif de durée pour réaliser un besoin.</text:span></text:p>
      <text:list xml:id="list122301823428123" text:continue-numbering="true" text:style-name="Outline">
        <text:list-item>
          <text:list>
            <text:list-item>
              <text:h text:style-name="P68" text:outline-level="2"><text:bookmark-start text:name="__RefHeading___Toc1757_538113326"/>Gestion des besoins<text:bookmark-end text:name="__RefHeading___Toc1757_538113326"/></text:h>
              <text:list>
                <text:list-item>
                  <text:h text:style-name="P69" text:outline-level="3"><text:bookmark-start text:name="__RefHeading___Toc1759_538113326"/>Référencement<text:bookmark-end text:name="__RefHeading___Toc1759_538113326"/></text:h>
                </text:list-item>
              </text:list>
            </text:list-item>
          </text:list>
        </text:list-item>
      </text:list>
      <text:p text:style-name="P21">Les besoins sont suivis grâce à <text:span text:style-name="T17">ce</text:span> <text:a xlink:type="simple" xlink:href="https://wekan.flopedt.org/b/HsRkBw5rbmQt5PQet/catalogue" text:style-name="Internet_20_link" text:visited-style-name="Visited_20_Internet_20_Link"><text:span text:style-name="T43">kanban</text:span></text:a> . Celui-ci se décompose en deux parties. La première défini<text:span text:style-name="T18">t</text:span> les principaux produits du projet et permet aux parties prenante<text:span text:style-name="T38">s</text:span> de comprendre sur quel produit l'équipe travail<text:span text:style-name="T18">le</text:span> actuellement. Les produits ayant été défini<text:span text:style-name="T38">s</text:span> lors de la kick-off meeting.</text:p>
      <text:p text:style-name="P21">La seconde est un <text:span text:style-name="T43">kanban</text:span> lié au produit en cours. L'ensemble des besoins y sont retranscrit<text:span text:style-name="T18">s</text:span> et décrit<text:span text:style-name="T18">s </text:span>grâce à des user stories sur lesquelles l'équipe fournisseur adjoint une liste de tâche<text:span text:style-name="T18">s</text:span> <text:span text:style-name="T18">à</text:span> effectuer afin de satisfaire la user story.</text:p>
      <text:p text:style-name="P21">Le <text:span text:style-name="T43">kanban</text:span> se divise en 5 colonnes :</text:p>
      <text:list text:style-name="L6">
        <text:list-item>
          <text:p text:style-name="P81">Idée floue : La user story nécessite d'être raffinée <text:span text:style-name="T45">en ajoutant les actions à effectuer qui y sont relatives</text:span>. Cette colonne permet de noter informellement les besoins du clients.</text:p>
        </text:list-item>
        <text:list-item>
          <text:p text:style-name="P81">À faire : La user story a été défini<text:span text:style-name="T19">e</text:span> mais pas choisie pour le sprint en cours.</text:p>
        </text:list-item>
        <text:list-item>
          <text:p text:style-name="P81">En cours : La user story a été choisie pour le sprint en cours.</text:p>
        </text:list-item>
        <text:list-item>
          <text:p text:style-name="P81">A tester : La user story est satisfaite mais nécessite une validation <text:span text:style-name="T15">via des tests unitaires et d’intégration, </text:span><text:span text:style-name="T38">une approbation</text:span><text:span text:style-name="T15"> de la part d</text:span><text:span text:style-name="T38">u</text:span><text:span text:style-name="T15"> client, </text:span><text:span text:style-name="T46">ainsi qu’une documentation du code source</text:span>.</text:p>
        </text:list-item>
        <text:list-item>
          <text:p text:style-name="P81">Ok : La user story <text:span text:style-name="T15">a été </text:span>testée<text:span text:style-name="T15"> et validée </text:span><text:span text:style-name="T45">par le client</text:span>.</text:p>
        </text:list-item>
      </text:list>
      <text:p text:style-name="P21">Chaque user story est priorisée via sa position dans son couloir, et relativement aux besoins du client. <text:span text:style-name="T16">Cette priorisation est définie par le client.</text:span></text:p>
      <text:list xml:id="list122303160464986" text:continue-list="list122301823428123" text:style-name="Outline">
        <text:list-item>
          <text:list>
            <text:list-item>
              <text:list>
                <text:list-item>
                  <text:h text:style-name="P69" text:outline-level="3"><text:bookmark-start text:name="__RefHeading___Toc1761_538113326"/>Capture<text:bookmark-end text:name="__RefHeading___Toc1761_538113326"/></text:h>
                </text:list-item>
              </text:list>
            </text:list-item>
          </text:list>
        </text:list-item>
      </text:list>
      <text:p text:style-name="P21">Une première partie des besoins <text:span text:style-name="T39">a</text:span> été capturé lors de la kick-off meeting et sa préparation.</text:p>
      <text:p text:style-name="P21"><text:span text:style-name="T53">L</text:span>es besoins <text:span text:style-name="T53">sont</text:span> capturés <text:span text:style-name="T15">lors</text:span> des revues de sprint <text:span text:style-name="T39">en </text:span><text:span text:style-name="T15">fonction des remarques du client sur ce qui est présenté</text:span>. <text:span text:style-name="T53">Lors de la production du rapport de revue </text:span><text:span text:style-name="T54">(voir </text:span><text:a xlink:type="simple" xlink:href="#3.5.1.Communication avec les parties prenantes|outline" text:style-name="Internet_20_link" text:visited-style-name="Visited_20_Internet_20_Link"><text:span text:style-name="T54">Gestion des communications</text:span></text:a><text:span text:style-name="T54">)</text:span><text:span text:style-name="T53"> dans les jours suivant la réunion, les besoins sont alors raffinés et placés en à faire.</text:span></text:p>
      <text:p text:style-name="P29">Si un nouveau besoin fait apparaître un nouveau produit, alors <text:span text:style-name="T34">une décision sera émise pour faire changer le référentiel</text:span>.</text:p>
      <text:p text:style-name="P39">Le client défini la nouvelle priorité des besoins à réaliser à chaque sprint.</text:p>
      <text:list xml:id="list122303492558005" text:continue-numbering="true" text:style-name="Outline">
        <text:list-item>
          <text:list>
            <text:list-item>
              <text:list>
                <text:list-item>
                  <text:h text:style-name="Heading_20_3" text:outline-level="3"><text:bookmark-start text:name="__RefHeading___Toc1382_1958402011"/><text:soft-page-break/>Validation<text:bookmark-end text:name="__RefHeading___Toc1382_1958402011"/></text:h>
                </text:list-item>
              </text:list>
            </text:list-item>
          </text:list>
        </text:list-item>
      </text:list>
      <text:p text:style-name="P39">Lors des revues de sprint le client valide si la fonctionnalité est suffisamment élaborée pour être considérée comme terminée.</text:p>
      <text:list xml:id="list122302246271950" text:continue-numbering="true" text:style-name="Outline">
        <text:list-item>
          <text:list>
            <text:list-item>
              <text:list>
                <text:list-item>
                  <text:h text:style-name="P69" text:outline-level="3"><text:bookmark-start text:name="__RefHeading___Toc1763_538113326"/>Gestion des changements<text:bookmark-end text:name="__RefHeading___Toc1763_538113326"/></text:h>
                </text:list-item>
              </text:list>
            </text:list-item>
          </text:list>
        </text:list-item>
      </text:list>
      <text:p text:style-name="P21">Les changements dans la liste des tâches à effectuer pour chaque besoin <text:span text:style-name="T20">ne sont pas tracés</text:span>.</text:p>
      <text:p text:style-name="P21">En revanche l'ensemble des besoins annulés sont récupérables dans l'archive du kanban.</text:p>
      <text:p text:style-name="P21">Chaque développeur peut manipuler le kanban sans autorisation particulière.</text:p>
      <text:list xml:id="list122302979789240" text:continue-numbering="true" text:style-name="Outline">
        <text:list-item>
          <text:list>
            <text:list-item>
              <text:h text:style-name="P68" text:outline-level="2"><text:bookmark-start text:name="__RefHeading___Toc1765_538113326"/>Gestion du développement<text:bookmark-end text:name="__RefHeading___Toc1765_538113326"/></text:h>
            </text:list-item>
          </text:list>
        </text:list-item>
      </text:list>
      <text:p text:style-name="P18">Le développement suivra le workflow git. Il y aura donc une branche maîtresse intégrant les releases (artefact d’un sprint), une branche de développement intégrant les features en cours de développement et des branches de features correspondant au traitement <text:span text:style-name="T13">d’un</text:span> besoin.</text:p>
      <text:list xml:id="list122302403180773" text:continue-numbering="true" text:style-name="Outline">
        <text:list-item>
          <text:list>
            <text:list-item>
              <text:h text:style-name="P68" text:outline-level="2"><text:bookmark-start text:name="__RefHeading___Toc1767_538113326"/>Gestion de la configuration<text:bookmark-end text:name="__RefHeading___Toc1767_538113326"/></text:h>
            </text:list-item>
          </text:list>
        </text:list-item>
      </text:list>
      <text:p text:style-name="P17">Les produits de ce projet seront tracés à l'aide de git, sur le <text:a xlink:type="simple" xlink:href="https://framagit.org/flopedt/FlOpEDT" text:style-name="Internet_20_link" text:visited-style-name="Visited_20_Internet_20_Link">dépot officiel de FlopEDT</text:a>, <text:span text:style-name="T11">et en particulier sur la </text:span><text:a xlink:type="simple" xlink:href="https://framagit.org/flopedt/FlOpEDT/-/tree/catalogDev" text:style-name="Internet_20_link" text:visited-style-name="Visited_20_Internet_20_Link"><text:span text:style-name="T38">branche catalogDev</text:span></text:a></text:p>
      <text:p text:style-name="P17"><text:span text:style-name="T14">C</text:span>haque développeur dispose des droits et responsabilités sur les actions qu'il entreprend relativement à ce dépôt.</text:p>
      <text:list xml:id="list122301817011815" text:continue-numbering="true" text:style-name="Outline">
        <text:list-item>
          <text:list>
            <text:list-item>
              <text:h text:style-name="P68" text:outline-level="2"><text:bookmark-start text:name="__RefHeading___Toc1769_538113326"/>Gestion des livrables<text:bookmark-end text:name="__RefHeading___Toc1769_538113326"/></text:h>
              <text:list>
                <text:list-item>
                  <text:h text:style-name="Heading_20_3" text:outline-level="3">Processus de livraison</text:h>
                </text:list-item>
              </text:list>
            </text:list-item>
          </text:list>
        </text:list-item>
      </text:list>
      <text:p text:style-name="P19">Lorsque les fonctionnalités seront considérée<text:span text:style-name="T15">s</text:span> comme terminée<text:span text:style-name="T39">s</text:span> elles seront intégrée<text:span text:style-name="T15">s</text:span> dans la branche maîtresse, ce qui marquera la livraison <text:span text:style-name="T15">au client.</text:span></text:p>
      <text:p text:style-name="P58">L’équipe s’assurera d’intégrer uniquement des fonctionnalités terminées donc fonctionnelles et testées.</text:p>
      <text:list xml:id="list122302065198196" text:continue-numbering="true" text:style-name="Outline">
        <text:list-item>
          <text:list>
            <text:list-item>
              <text:list>
                <text:list-item>
                  <text:h text:style-name="P72" text:outline-level="3">Suivi des livraisons</text:h>
                </text:list-item>
              </text:list>
            </text:list-item>
          </text:list>
        </text:list-item>
      </text:list>
      <text:p text:style-name="P52">Le commit de merge dans la branche maîtresse (voir le<text:a xlink:type="simple" xlink:href="#4.2.Gestion du développement|outline" text:style-name="Internet_20_link" text:visited-style-name="Visited_20_Internet_20_Link"> workflow utilisé</text:a> ) permet de trac<text:span text:style-name="T55">er</text:span> les livrables livré<text:span text:style-name="T55">s</text:span>.</text:p>
      <text:list xml:id="list122302618554309" text:continue-numbering="true" text:style-name="Outline">
        <text:list-item>
          <text:list>
            <text:list-item>
              <text:h text:style-name="P68" text:outline-level="2"><text:bookmark-start text:name="__RefHeading___Toc1771_538113326"/>Gestion de la qualité<text:bookmark-end text:name="__RefHeading___Toc1771_538113326"/></text:h>
              <text:list>
                <text:list-item>
                  <text:h text:style-name="P69" text:outline-level="3"><text:bookmark-start text:name="__RefHeading___Toc1773_538113326"/>Front-end<text:bookmark-end text:name="__RefHeading___Toc1773_538113326"/></text:h>
                  <text:list>
                    <text:list-item>
                      <text:h text:style-name="P73" text:outline-level="4">EsLint</text:h>
                    </text:list-item>
                  </text:list>
                </text:list-item>
              </text:list>
            </text:list-item>
          </text:list>
        </text:list-item>
      </text:list>
      <text:p text:style-name="P54">Le code produit est soumis à l’outil <text:span text:style-name="T48">de vérification</text:span> <text:span text:style-name="T47">ESLint, </text:span><text:span text:style-name="T48">ce qui permet d’avoir un</text:span><text:span text:style-name="T49">e syntaxe</text:span><text:span text:style-name="T48"> homogène </text:span><text:span text:style-name="T50">mais également d’optimiser le code en appliquant des bonne</text:span><text:span text:style-name="T51">s</text:span><text:span text:style-name="T50"> pratiques </text:span><text:span text:style-name="T51">qui sont vérifiées par l’outil</text:span><text:span text:style-name="T48">.</text:span></text:p>
      <text:list xml:id="list122301596146302" text:continue-numbering="true" text:style-name="Outline">
        <text:list-item>
          <text:list>
            <text:list-item>
              <text:list>
                <text:list-item>
                  <text:list>
                    <text:list-item>
                      <text:h text:style-name="P73" text:outline-level="4"><text:soft-page-break/>Documentation</text:h>
                    </text:list-item>
                  </text:list>
                </text:list-item>
              </text:list>
            </text:list-item>
          </text:list>
        </text:list-item>
      </text:list>
      <text:p text:style-name="P55"><text:span text:style-name="T48">Le code est documenté en ajoutant de la </text:span>JSDoc <text:span text:style-name="T48">à chaque méthode, variable et classe et en tirant profit des annotations offert par la JSDoc.</text:span></text:p>
      <text:p text:style-name="P53">Concernant les composants, ils sont documentés à l’aide d’un entête au début de la section de script qui récapitule ce que fait le composant. Après cet entête se trouve les props documenté<text:span text:style-name="T54">s</text:span> du composant, puis les emits documenté<text:span text:style-name="T54">s</text:span>. Ainsi l’ensemble de l’interface du composant est localisé au même endroit et est documenté.</text:p>
      <text:list xml:id="list122302459574024" text:continue-numbering="true" text:style-name="Outline">
        <text:list-item>
          <text:list>
            <text:list-item>
              <text:list>
                <text:list-item>
                  <text:h text:style-name="P69" text:outline-level="3"><text:bookmark-start text:name="__RefHeading___Toc1775_538113326"/>Back-end<text:bookmark-end text:name="__RefHeading___Toc1775_538113326"/></text:h>
                  <text:list>
                    <text:list-item>
                      <text:h text:style-name="Heading_20_4" text:outline-level="4"><text:bookmark-start text:name="__RefHeading___Toc2311_1853665617"/>API Restfull<text:bookmark-end text:name="__RefHeading___Toc2311_1853665617"/></text:h>
                    </text:list-item>
                  </text:list>
                </text:list-item>
              </text:list>
            </text:list-item>
          </text:list>
        </text:list-item>
      </text:list>
      <text:p text:style-name="P57">L’essentiel des développement<text:span text:style-name="T39">s</text:span> back-end consiste à produire des API utilisé<text:span text:style-name="T39">es</text:span> par le front-end. Ces API seront développé<text:span text:style-name="T21">es</text:span> selon la convention RESTFULL.</text:p>
      <text:list xml:id="list122301863210745" text:continue-numbering="true" text:style-name="Outline">
        <text:list-item>
          <text:list>
            <text:list-item>
              <text:list>
                <text:list-item>
                  <text:list>
                    <text:list-item>
                      <text:h text:style-name="P74" text:outline-level="4">Documentation</text:h>
                    </text:list-item>
                  </text:list>
                </text:list-item>
              </text:list>
            </text:list-item>
          </text:list>
        </text:list-item>
      </text:list>
      <text:p text:style-name="P56"><text:span text:style-name="T48">Le code est documenté en ajoutant de la </text:span><text:span text:style-name="T52">documentation</text:span> <text:span text:style-name="T48">à chaque méthode, variable et class</text:span><text:span text:style-name="T52">e.</text:span></text:p>
      <text:list xml:id="list122302849667759" text:continue-numbering="true" text:style-name="Outline">
        <text:list-item>
          <text:list>
            <text:list-item>
              <text:list>
                <text:list-item>
                  <text:h text:style-name="Heading_20_3" text:outline-level="3"><text:bookmark-start text:name="__RefHeading___Toc2313_1853665617"/>Revue de code<text:bookmark-end text:name="__RefHeading___Toc2313_1853665617"/></text:h>
                </text:list-item>
              </text:list>
            </text:list-item>
          </text:list>
        </text:list-item>
      </text:list>
      <text:p text:style-name="P21"><text:span text:style-name="T15">L’équipe tire profit des fonctionnalités de l’outil de gestion de version (voir </text:span><text:a xlink:type="simple" xlink:href="#3.3.Gestion de la configuration|outline" text:style-name="Internet_20_link" text:visited-style-name="Visited_20_Internet_20_Link"><text:span text:style-name="T15">gestion de la configuration</text:span></text:a><text:span text:style-name="T15"> ) en imposant une revue de code avant d’intégrer une fonctionnalité dans la branche de développement. L’intégration doit être validé</text:span><text:span text:style-name="T39">e</text:span><text:span text:style-name="T15"> par au moins deux développeurs différents de celui qui a développé la fonctionnalité.</text:span></text:p>
      <text:list xml:id="list122301785849830" text:continue-numbering="true" text:style-name="Outline">
        <text:list-item>
          <text:h text:style-name="P62" text:outline-level="1"><text:bookmark-start text:name="__RefHeading___Toc1777_538113326"/>Bilan du projet<text:bookmark-end text:name="__RefHeading___Toc1777_538113326"/></text:h>
        </text:list-item>
      </text:list>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93f7b"/>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meta:editing-duration>PT11H10M24S</meta:editing-duration>
    <meta:editing-cycles>110</meta:editing-cycles>
    <dc:date>2023-04-03T12:17:44.306000000</dc:date>
    <meta:document-statistic meta:table-count="3" meta:image-count="3" meta:object-count="0" meta:page-count="14" meta:paragraph-count="322" meta:word-count="2663" meta:character-count="16191" meta:non-whitespace-character-count="13912"/>
  </office:meta>
</office:document-meta>
</file>